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start"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text-properties officeooo:rsid="000d53bf" officeooo:paragraph-rsid="000d53bf"/>
    </style:style>
    <style:style style:name="P8" style:family="paragraph" style:parent-style-name="Standard">
      <style:text-properties officeooo:paragraph-rsid="00112e18"/>
    </style:style>
    <style:style style:name="P9" style:family="paragraph" style:parent-style-name="Text_20_body">
      <style:paragraph-properties fo:text-align="justify" style:justify-single-word="false"/>
    </style:style>
    <style:style style:name="P10" style:family="paragraph" style:parent-style-name="Code_20_block">
      <style:text-properties fo:color="#008000"/>
    </style:style>
    <style:style style:name="P11" style:family="paragraph" style:parent-style-name="Code_20_block">
      <style:text-properties style:use-window-font-color="true"/>
    </style:style>
    <style:style style:name="P12" style:family="paragraph" style:parent-style-name="Code_20_block">
      <style:text-properties fo:font-weight="bold" style:font-weight-asian="bold" style:font-weight-complex="bold"/>
    </style:style>
    <style:style style:name="P13" style:family="paragraph" style:parent-style-name="Code_20_block">
      <style:text-properties officeooo:paragraph-rsid="00112e18"/>
    </style:style>
    <style:style style:name="P14" style:family="paragraph" style:parent-style-name="Code_20_block">
      <style:text-properties officeooo:paragraph-rsid="0011f778"/>
    </style:style>
    <style:style style:name="P15" style:family="paragraph" style:parent-style-name="Code_20_block">
      <style:text-properties officeooo:rsid="0011f778" officeooo:paragraph-rsid="0011f778"/>
    </style:style>
    <style:style style:name="P16" style:family="paragraph" style:parent-style-name="Code_20_block">
      <style:text-properties officeooo:paragraph-rsid="0013b022"/>
    </style:style>
    <style:style style:name="P17" style:family="paragraph" style:parent-style-name="Code_20_block">
      <style:paragraph-properties fo:break-before="page"/>
    </style:style>
    <style:style style:name="P18" style:family="paragraph" style:parent-style-name="Standard">
      <style:paragraph-properties fo:break-before="page"/>
    </style:style>
    <style:style style:name="P19" style:family="paragraph" style:parent-style-name="Standard">
      <style:paragraph-properties fo:break-before="page"/>
      <style:text-properties fo:font-weight="bold" style:font-weight-asian="bold" style:font-weight-complex="bold"/>
    </style:style>
    <style:style style:name="P20" style:family="paragraph" style:parent-style-name="Standard">
      <style:paragraph-properties fo:text-align="justify" style:justify-single-word="false" fo:break-before="page"/>
    </style:style>
    <style:style style:name="P21"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2" style:family="paragraph" style:parent-style-name="Standard" style:list-style-name="List_20_1"/>
    <style:style style:name="P23" style:family="paragraph" style:parent-style-name="Standard" style:list-style-name="List_20_1">
      <style:paragraph-properties fo:text-align="justify" style:justify-single-word="false"/>
    </style:style>
    <style:style style:name="P24" style:family="paragraph" style:parent-style-name="Standard" style:list-style-name="List_20_1">
      <style:paragraph-properties fo:text-align="justify" style:justify-single-word="false"/>
      <style:text-properties officeooo:paragraph-rsid="000f7984"/>
    </style:style>
    <style:style style:name="P25" style:family="paragraph" style:parent-style-name="Standard" style:list-style-name="List_20_2">
      <style:paragraph-properties fo:text-align="justify" style:justify-single-word="false"/>
    </style:style>
    <style:style style:name="P26" style:family="paragraph" style:parent-style-name="Standard" style:list-style-name="List_20_1">
      <style:paragraph-properties fo:text-align="start" style:justify-single-word="false"/>
    </style:style>
    <style:style style:name="P27" style:family="paragraph" style:parent-style-name="Standard" style:list-style-name="List_20_2"/>
    <style:style style:name="P28" style:family="paragraph" style:parent-style-name="Standard">
      <style:paragraph-properties fo:text-align="justify" style:justify-single-word="false"/>
      <style:text-properties officeooo:rsid="001738a1" officeooo:paragraph-rsid="0013b022"/>
    </style:style>
    <style:style style:name="P29" style:family="paragraph" style:parent-style-name="Standard">
      <style:paragraph-properties fo:text-align="justify" style:justify-single-word="false"/>
      <style:text-properties officeooo:rsid="00179c6b" officeooo:paragraph-rsid="0013b022"/>
    </style:style>
    <style:style style:name="P30" style:family="paragraph" style:parent-style-name="Standard">
      <style:paragraph-properties fo:text-align="justify" style:justify-single-word="false"/>
      <style:text-properties officeooo:rsid="0019909b" officeooo:paragraph-rsid="0013b022"/>
    </style:style>
    <style:style style:name="P31" style:family="paragraph" style:parent-style-name="Heading_20_3">
      <style:text-properties style:font-name="Arial"/>
    </style:style>
    <style:style style:name="P32" style:family="paragraph" style:parent-style-name="Heading_20_3">
      <style:paragraph-properties fo:break-before="page"/>
    </style:style>
    <style:style style:name="P33" style:family="paragraph" style:parent-style-name="Heading_20_2">
      <style:paragraph-properties fo:break-before="page"/>
    </style:style>
    <style:style style:name="P34" style:family="paragraph" style:parent-style-name="Heading_20_2">
      <style:paragraph-properties fo:break-before="page"/>
      <style:text-properties style:font-name="Arial"/>
    </style:style>
    <style:style style:name="P35" style:family="paragraph" style:parent-style-name="Heading_20_2">
      <style:paragraph-properties fo:break-before="page"/>
      <style:text-properties officeooo:rsid="00149934" officeooo:paragraph-rsid="0013b022"/>
    </style:style>
    <style:style style:name="P36" style:family="paragraph" style:parent-style-name="Heading_20_2">
      <style:paragraph-properties fo:break-before="page"/>
      <style:text-properties officeooo:paragraph-rsid="00112e18"/>
    </style:style>
    <style:style style:name="P37" style:family="paragraph" style:parent-style-name="Code_20_block">
      <style:text-properties officeooo:rsid="001738a1" officeooo:paragraph-rsid="0013b022"/>
    </style:style>
    <style:style style:name="P38" style:family="paragraph" style:parent-style-name="Code_20_block">
      <style:text-properties officeooo:rsid="00179c6b" officeooo:paragraph-rsid="0013b022"/>
    </style:style>
    <style:style style:name="P39" style:family="paragraph" style:parent-style-name="Code_20_block">
      <style:text-properties officeooo:rsid="0019909b" officeooo:paragraph-rsid="0013b022"/>
    </style:style>
    <style:style style:name="P40" style:family="paragraph" style:parent-style-name="Heading_20_5">
      <style:paragraph-properties fo:break-before="page"/>
    </style:style>
    <style:style style:name="P4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179c6b" style:font-weight-asian="bold" style:font-weight-complex="bold"/>
    </style:style>
    <style:style style:name="T5" style:family="text">
      <style:text-properties fo:color="#0000ff" fo:font-weight="bold" style:font-weight-asian="bold" style:font-weight-complex="bold"/>
    </style:style>
    <style:style style:name="T6" style:family="text">
      <style:text-properties fo:color="#008000"/>
    </style:style>
    <style:style style:name="T7" style:family="text">
      <style:text-properties fo:color="#008000" officeooo:rsid="0011f778"/>
    </style:style>
    <style:style style:name="T8" style:family="text">
      <style:text-properties fo:color="#008000" officeooo:rsid="00131b7f"/>
    </style:style>
    <style:style style:name="T9" style:family="text">
      <style:text-properties fo:color="#008000" officeooo:rsid="001738a1"/>
    </style:style>
    <style:style style:name="T10" style:family="text">
      <style:text-properties fo:font-weight="normal" style:font-weight-asian="normal" style:font-weight-complex="normal"/>
    </style:style>
    <style:style style:name="T11" style:family="text">
      <style:text-properties style:font-name="Arial"/>
    </style:style>
    <style:style style:name="T12" style:family="text">
      <style:text-properties style:font-name="Arial" fo:font-style="italic" style:font-style-asian="italic" style:font-style-complex="italic"/>
    </style:style>
    <style:style style:name="T13" style:family="text">
      <style:text-properties style:font-name="Arial" fo:font-weight="bold" style:font-weight-asian="bold" style:font-weight-complex="bold"/>
    </style:style>
    <style:style style:name="T14" style:family="text">
      <style:text-properties style:font-name="Arial" fo:font-style="normal" fo:font-weight="bold" style:font-style-asian="normal" style:font-weight-asian="bold" style:font-style-complex="normal" style:font-weight-complex="bold"/>
    </style:style>
    <style:style style:name="T15" style:family="text">
      <style:text-properties style:font-name="Arial" fo:font-style="normal" style:font-style-asian="normal" style:font-style-complex="normal"/>
    </style:style>
    <style:style style:name="T16" style:family="text">
      <style:text-properties style:text-position="-10% 90%" style:font-name="Arial"/>
    </style:style>
    <style:style style:name="T17" style:family="text">
      <style:text-properties style:use-window-font-color="true"/>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bold" style:font-weight-asian="bold" style:font-weight-complex="bold"/>
    </style:style>
    <style:style style:name="T20" style:family="text">
      <style:text-properties officeooo:rsid="000d53bf"/>
    </style:style>
    <style:style style:name="T21" style:family="text">
      <style:text-properties officeooo:rsid="000ededc"/>
    </style:style>
    <style:style style:name="T22" style:family="text">
      <style:text-properties officeooo:rsid="000fa24a"/>
    </style:style>
    <style:style style:name="T23" style:family="text">
      <style:text-properties officeooo:rsid="0010f901"/>
    </style:style>
    <style:style style:name="T24" style:family="text">
      <style:text-properties officeooo:rsid="001229b4"/>
    </style:style>
    <style:style style:name="T25" style:family="text">
      <style:text-properties officeooo:rsid="00112e18"/>
    </style:style>
    <style:style style:name="T26" style:family="text">
      <style:text-properties officeooo:rsid="0011a58e"/>
    </style:style>
    <style:style style:name="T27" style:family="text">
      <style:text-properties officeooo:rsid="0011f778"/>
    </style:style>
    <style:style style:name="T28" style:family="text">
      <style:text-properties officeooo:rsid="0012c192"/>
    </style:style>
    <style:style style:name="T29" style:family="text">
      <style:text-properties officeooo:rsid="0019909b"/>
    </style:style>
    <style:style style:name="T30" style:family="text">
      <style:text-properties officeooo:rsid="001738a1"/>
    </style:style>
    <style:style style:name="T31" style:family="text">
      <style:text-properties officeooo:rsid="00179c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266449688114354838"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8195661"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5">abstract</text:span> class JPPFTask implements <text:span text:style-name="T5">Task&lt;Object&gt; </text:span>{</text:p>
      <text:p text:style-name="Code_20_block"><text:s text:c="4"/>...</text:p>
      <text:p text:style-name="Code_20_block"><text:s text:c="2"/>}</text:p>
      <text:p text:style-name="Standard"/>
      <text:p text:style-name="Standard">We can see that this class implements the <text:a xlink:type="simple" xlink:href="http://www.jppf.org/api/index.html?org/jppf/node/protocol/Task.html">Task&lt;T&gt;</text:a> interface, defined as follows:</text:p>
      <text:p text:style-name="Standard"/>
      <text:p text:style-name="Code_20_block"><text:s text:c="2"/>public interface Task&lt;T&gt; extends <text:span text:style-name="T5">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308948186721423164" text:style-name="List_20_1">
        <text:list-item>
          <text:p text:style-name="P22">abstract: JPPFTask cannot be used directly, it must be extended to construct a real task</text:p>
        </text:list-item>
        <text:list-item>
          <text:p text:style-name="P22">Runnable, via Task&lt;T&gt;: when writing a JPPF task, the run() method of <text:span text:style-name="Code_20_char">java.lang.Runnable</text:span> must be implemented. This is the part of a task that will be executed on a remote node.</text:p>
        </text:list-item>
        <text:list-item>
          <text:p text:style-name="P22">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6">//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8182848" text:continue-list="list28195661"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8185264" text:continue-list="list308948186721423164" text:style-name="List_20_1">
        <text:list-item>
          <text:p text:style-name="P22"><text:span text:style-name="Code_20_char">public void setResult(Object result)</text:span> : <text:s/>stores the execution result; the argument must be serializable</text:p>
        </text:list-item>
        <text:list-item>
          <text:p text:style-name="P2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6">//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8185164" text:continue-numbering="true" text:style-name="List_20_1">
        <text:list-item>
          <text:p text:style-name="P22">using custom attributes in the task class and their accessors</text:p>
        </text:list-item>
        <text:list-item>
          <text:p text:style-name="P22">storing and getting data to/from a database</text:p>
        </text:list-item>
        <text:list-item>
          <text:p text:style-name="P22">using a file system</text:p>
        </text:list-item>
        <text:list-item>
          <text:p text:style-name="P22">using third-party applications or libraries</text:p>
        </text:list-item>
        <text:list-item>
          <text:p text:style-name="P22">etc ...</text:p>
        </text:list-item>
      </text:list>
      <text:list xml:id="list28188326" text:continue-list="list28182848"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8179256" text:continue-list="list28185164" text:style-name="List_20_1">
        <text:list-item>
          <text:p text:style-name="P22"><text:span text:style-name="Code_20_char">public void setException(Exception e)</text:span> : store an exception for later retrieval</text:p>
        </text:list-item>
        <text:list-item>
          <text:p text:style-name="P22"><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6">// ... some code here ...</text:span></text:p>
      <text:p text:style-name="Code_20_block"><text:s text:c="6"/><text:span text:style-name="T10">}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8194573" text:continue-list="list28188326" text:style-name="Outline">
        <text:list-item>
          <text:list>
            <text:list-item>
              <text:list>
                <text:list-item>
                  <text:list>
                    <text:list-item>
                      <text:h text:style-name="P41"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8199858" text:continue-list="list28179256" text:style-name="List_20_1">
        <text:list-item>
          <text:p text:style-name="P24">task cancel<text:span text:style-name="T24">lation</text:span>: <text:span text:style-name="T22">this cannot be invoked directly on a task, but is rather invoked as part of cancelling a whole job. If a task is cancelled before its execution starts, then it will never start.</text:span></text:p>
        </text:list-item>
        <text:list-item>
          <text:p text:style-name="P24">task timeout: <text:span text:style-name="T22">the timeout countdown starts with the task's execution. If a timeout expires before the task starts executing, then </text:span><text:span text:style-name="T23">the task</text:span><text:span text:style-name="T22"> will not time out.</text:span></text:p>
        </text:list-item>
      </text:list>
      <text:p text:style-name="Standard"/>
      <text:p text:style-name="P2">In <text:span text:style-name="T22">all</text:span> case<text:span text:style-name="T22">s</text:span>, if a task has already completed its execution, it cannot be cancel<text:span text:style-name="T2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6">//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6">//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6">//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6">//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Code_20_block"><text:s text:c="2"/><text:span text:style-name="T6">// schedule after a specified duration in milliseconds</text:span></text:p>
      <text:p text:style-name="Code_20_block"><text:s text:c="2"/>public JPPFSchedule(final long duration)</text:p>
      <text:p text:style-name="Code_20_block"><text:s text:c="2"/><text:span text:style-name="T6">//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6">// get the timeout schedule</text:span></text:p>
      <text:p text:style-name="Code_20_block"><text:s text:c="2"/>public JPPFSchedule getTimeoutSchedule();</text:p>
      <text:p text:style-name="Code_20_block"><text:s text:c="2"/><text:span text:style-name="T6">// set a new timeout schedule</text:span></text:p>
      <text:p text:style-name="Code_20_block"><text:s text:c="2"/>public void setTimeoutSchedule(final JPPFSchedule timeoutSchedule);</text:p>
      <text:p text:style-name="Code_20_block">}</text:p>
      <text:p text:style-name="Standard"/>
      <text:p text:style-name="Standard"/>
      <text:p text:style-name="P18">For example:</text:p>
      <text:p text:style-name="Standard"/>
      <text:p text:style-name="Code_20_block"><text:s text:c="2"/><text:span text:style-name="T6">// set the task to expire after 5 seconds</text:span></text:p>
      <text:p text:style-name="Code_20_block"><text:s text:c="2"/>myTask.setTimeout(new JPPFSchedule(5000L));</text:p>
      <text:p text:style-name="Code_20_block"><text:s text:c="2"/><text:span text:style-name="T6">// set the task to expire on 9/30/2012 at 12:08 pm</text:span></text:p>
      <text:p text:style-name="Code_20_block"><text:s text:c="2"/>myTask.setTimeoutSchedule(</text:p>
      <text:p text:style-name="Code_20_block"><text:s text:c="4"/>new JPPFSchedule("09/30/2012 12:08 PM", "MM/dd/yyyy hh:mm a"));</text:p>
      <text:list xml:id="list28196710" text:continue-list="list28194573"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8176791" text:continue-list="list28199858" text:style-name="List_20_1">
        <text:list-item>
          <text:p text:style-name="P23"><text:span text:style-name="T19">When the node is receiving tasks from the server</text:span>: if any error is generated, for any task, then all the tasks will be sent back to the client application as they were initially, with only their exception attribute (see <text:a xlink:type="simple" xlink:href="http://www.jppf.org/api/org/jppf/server/protocol/JPPFTask.html#getException()"><text:span text:style-name="Code_20_char">JPPFTask.getException()</text:span></text:a>) set to the captured error.</text:p>
        </text:list-item>
        <text:list-item>
          <text:p text:style-name="P23"><text:span text:style-name="T19">After execution of the tasks</text:span>: for each task that generates an error that prevents it from being sent back to the server, the JPPF will substitute an instance of <text:a xlink:type="simple" xlink:href="http://www.jppf.org/api/index.html?org/jppf/server/protocol/JPPFExceptionResult.html"><text:span text:style-name="Code_20_char">JPPFExceptionResult</text:span></text:a>, which is a JPPF task used solely to describe the error and the object on which it occurred.</text:p>
        </text:list-item>
      </text:list>
      <text:list xml:id="list28183708" text:continue-list="list28196710"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6">// is the task executing in a node or in the client?</text:span></text:p>
      <text:p text:style-name="Code_20_block"><text:s text:c="4"/>public boolean isInNode()</text:p>
      <text:p text:style-name="Code_20_block"><text:s text:c="6"/><text:span text:style-name="T6">//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2">This API is a more flexible version of the <text:span text:style-name="T22">deprecated</text:span> <text:a xlink:type="simple" xlink:href="#1.4.2.ClientDataProvider: computing data in the client (deprecated)|outline">ClientDataProvider</text:a> facility, which will be <text:span text:style-name="T22">removed</text:span>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6">// if this task is executing in a JPPF node</text:span></text:p>
      <text:p text:style-name="Code_20_block"><text:s text:c="6"/>if (isInNode()) callableResult = compute(new MyNodeCallable());</text:p>
      <text:p text:style-name="Code_20_block"><text:s text:c="6"/><text:span text:style-name="T6">// otherwise if it is executing locally in the JPPF client</text:span></text:p>
      <text:p text:style-name="Code_20_block"><text:s text:c="6"/>else callableResult = compute(new MyClientallable());</text:p>
      <text:p text:style-name="Code_20_block"><text:s text:c="6"/><text:span text:style-name="T6">//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list xml:id="list28203635" text:continue-numbering="true" text:style-name="Outline">
        <text:list-item>
          <text:list>
            <text:list-item>
              <text:list>
                <text:list-item>
                  <text:h text:style-name="Heading_20_3" text:outline-level="3"><text:bookmark-start text:name="__RefHeading__4194_1917284667"/><text:soft-page-break/>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5">@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8195127" text:continue-list="list28176791" text:style-name="List_20_1">
        <text:list-item>
          <text:p text:style-name="P22">if the annotated element is an <text:span text:style-name="T1">instance</text:span> (non-static) method, the annotated class must be serializable</text:p>
        </text:list-item>
        <text:list-item>
          <text:p text:style-name="P22">if the class is already an instance of JPPFTask, the annotation will be ignored</text:p>
        </text:list-item>
        <text:list-item>
          <text:p text:style-name="P22">if an annotated method has a return type (i.e. non void), the return value will be set as the task result</text:p>
        </text:list-item>
        <text:list-item>
          <text:p text:style-name="P22">it is possible to annotate a public method or constructor</text:p>
        </text:list-item>
        <text:list-item>
          <text:p text:style-name="P22">an annotated method can be static or non-static</text:p>
        </text:list-item>
        <text:list-item>
          <text:p text:style-name="P22">if the annotated element is a constructor or a static method, the first argument of JPPFJob.addTask() must be a Class object representing the class that declares it.</text:p>
        </text:list-item>
        <text:list-item>
          <text:p text:style-name="P22">an annotated method or constructor can have any signature, with no limit on the number of arguments</text:p>
        </text:list-item>
        <text:list-item>
          <text:p text:style-name="P22">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5">@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5">@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8185943" text:continue-list="list28203635"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8206129" text:continue-list="list28195127" text:style-name="List_20_1">
        <text:list-item>
          <text:p text:style-name="P22">the class must be serializable</text:p>
        </text:list-item>
        <text:list-item>
          <text:p text:style-name="P26">if the class is already an instance of <text:span text:style-name="Code_20_char">JPPFTask</text:span>, or annotated with <text:span text:style-name="Code_20_char">@JPPFRunnable</text:span>, it will be processed as such</text:p>
        </text:list-item>
        <text:list-item>
          <text:p text:style-name="P22">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8190900" text:continue-list="list2818594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8178424" text:continue-list="list28206129" text:style-name="List_20_1">
        <text:list-item>
          <text:p text:style-name="P22">the Callable class must be serializable</text:p>
        </text:list-item>
        <text:list-item>
          <text:p text:style-name="P22">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2">the return value of the <text:span text:style-name="Code_20_char">call()</text:span> method will be set as the task result</text:p>
        </text:list-item>
        <text:list-item>
          <text:p text:style-name="P22">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8206065" text:continue-list="list2819090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oft-page-brea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6">//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6">//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6">//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8197417" text:continue-list="list28178424" text:style-name="List_20_1">
        <text:list-item>
          <text:p text:style-name="P22">if the entry point is an <text:span text:style-name="T1">instance</text:span> (non-static) method, the class must be serializable</text:p>
        </text:list-item>
        <text:list-item>
          <text:p text:style-name="P22">if a method has a return type (i.e. non void), the return value will be set as the task result</text:p>
        </text:list-item>
        <text:list-item>
          <text:p text:style-name="P22">it is possible to use a public method or constructor as entry point</text:p>
        </text:list-item>
        <text:list-item>
          <text:p text:style-name="P22">a method entry point can be static or non-static</text:p>
        </text:list-item>
        <text:list-item>
          <text:p text:style-name="P22">A POJO task is added to a job by calling a <text:span text:style-name="Code_20_char">JPPFJob.addTask()</text:span> method whose first argument is the method or constructor name.</text:p>
        </text:list-item>
        <text:list-item>
          <text:p text:style-name="P22">if the entry point is a constructor or a static method, the second argument of JPPFJob.addTask() be a Class object representing the class that declares it.</text:p>
        </text:list-item>
        <text:list-item>
          <text:p text:style-name="P22">an annotated method or constructor can have any signature, with no limit on the number of arguments</text:p>
        </text:list-item>
        <text:list-item>
          <text:p text:style-name="P23">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28177109" text:continue-list="list28206065"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6">Setup the external process name, path, arguments and environment:</text:p>
      <text:p text:style-name="P1"/>
      <text:p text:style-name="Code_20_block"><text:s text:c="2"/><text:span text:style-name="T6">//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6">//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6">//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6">Launch the process:</text:p>
      <text:p text:style-name="P1"/>
      <text:p text:style-name="P1"><text:soft-page-break/>The process is launched by calling the following method from the <text:span text:style-name="Code_20_char">run()</text:span> method of the task:</text:p>
      <text:p text:style-name="P1"/>
      <text:p text:style-name="Code_20_block"><text:s text:c="2"/><text:span text:style-name="T6">//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6">// get the process exit code</text:span></text:p>
      <text:p text:style-name="Code_20_block"><text:s text:c="2"/>int getExitCode()</text:p>
      <text:p text:style-name="P1"/>
      <text:p text:style-name="P6">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10"><text:s text:c="2"/></text:p>
      <text:p text:style-name="P10"><text:s text:c="2"/>// corresponds to what is sent to System.out / stdout</text:p>
      <text:p text:style-name="Code_20_block"><text:s text:c="2"/>String getErrorOutput()</text:p>
      <text:p text:style-name="P10"><text:s text:c="2"/></text:p>
      <text:p text:style-name="P10"><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6">// This task lists the files in a directory of the node's host</text:span></text:p>
      <text:p text:style-name="Code_20_block"><text:s text:c="2"/>public class ListDirectoryTask extends CommandLineTask {</text:p>
      <text:p text:style-name="Code_20_block"><text:s text:c="4"/><text:span text:style-name="T6">// Execute the script</text:span></text:p>
      <text:p text:style-name="Code_20_block"><text:s text:c="4"/>public void run() {</text:p>
      <text:p text:style-name="Code_20_block"><text:s text:c="6"/>try {</text:p>
      <text:p text:style-name="Code_20_block"><text:s text:c="8"/><text:span text:style-name="T6">// get the name of the node's operating system</text:span></text:p>
      <text:p text:style-name="Code_20_block"><text:s text:c="8"/>String os = System.getProperty("os.name").toLowerCase();</text:p>
      <text:p text:style-name="Code_20_block"><text:s text:c="8"/><text:span text:style-name="T6">//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6">// enable the capture of the console output</text:span></text:p>
      <text:p text:style-name="Code_20_block"><text:s text:c="8"/>setCaptureOutput(true);</text:p>
      <text:p text:style-name="Code_20_block"><text:s text:c="8"/><text:span text:style-name="T6">// execute the script/command</text:span></text:p>
      <text:p text:style-name="Code_20_block"><text:s text:c="8"/>launchProcess();</text:p>
      <text:p text:style-name="Code_20_block"><text:s text:c="8"/><text:span text:style-name="T6">//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28191192" text:continue-numbering="true" text:style-name="Outline">
        <text:list-item>
          <text:list>
            <text:list-item>
              <text:list>
                <text:list-item>
                  <text:h text:style-name="P32"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6">// Copy the content at this location to another location</text:span></text:p>
      <text:p text:style-name="Code_20_block"><text:s text:c="4"/>void copyTo(Location location);</text:p>
      <text:p text:style-name="Code_20_block"><text:s text:c="4"/><text:span text:style-name="T6">// Obtain an input stream to read from this location</text:span></text:p>
      <text:p text:style-name="Code_20_block"><text:s text:c="4"/>InputStream getInputStream();</text:p>
      <text:p text:style-name="Code_20_block"><text:s text:c="4"/><text:span text:style-name="T6">// Obtain an output stream to write to this location</text:span></text:p>
      <text:p text:style-name="Code_20_block"><text:s text:c="4"/>OutputStream getOutputStream():</text:p>
      <text:p text:style-name="Code_20_block"><text:s text:c="4"/><text:span text:style-name="T6">// Get this location's path</text:span></text:p>
      <text:p text:style-name="Code_20_block"><text:s text:c="4"/>T getPath();</text:p>
      <text:p text:style-name="Code_20_block"><text:s text:c="4"/><text:span text:style-name="T6">// Get the size of the data this location points to</text:span></text:p>
      <text:p text:style-name="Code_20_block"><text:s text:c="4"/>long size();</text:p>
      <text:p text:style-name="Code_20_block"><text:s text:c="4"/><text:span text:style-name="T6">//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8207340" text:continue-list="list28197417" text:style-name="List_20_1">
        <text:list-item>
          <text:p text:style-name="P23"><text:a xlink:type="simple" xlink:href="http://www.jppf.org/api/index.html?org/jppf/server/protocol/FileLocation.html"><text:span text:style-name="Code_20_char">FileLocation</text:span></text:a> represents a path in the file system</text:p>
        </text:list-item>
        <text:list-item>
          <text:p text:style-name="P23"><text:a xlink:type="simple" xlink:href="http://www.jppf.org/api/index.html?org/jppf/server/protocol/URLLocation.html"><text:span text:style-name="Code_20_char">URLLocation</text:span></text:a> can be used to get data to and from a URL, including HTTP and FTP URLs</text:p>
        </text:list-item>
        <text:list-item>
          <text:p text:style-name="P23"><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6">// This task lists the files in a directory of the node's host</text:span></text:p>
      <text:p text:style-name="Code_20_block"><text:s text:c="2"/>public class ListDirectoryTask extends CommandLineTask {</text:p>
      <text:p text:style-name="Code_20_block"><text:s text:c="4"/><text:span text:style-name="T6">//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6">//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6">// equivalent to shell command "dir C:\Windows &gt; output.txt"</text:span></text:p>
      <text:p text:style-name="Code_20_block"><text:s text:c="10"/>setCommandList("cmd", "/C", "dir", "C:\\Windows", "&gt;", "output.txt");</text:p>
      <text:p text:style-name="Code_20_block"><text:s text:c="8"/><text:span text:style-name="T6">// disable the capture of the console output</text:span></text:p>
      <text:p text:style-name="Code_20_block"><text:s text:c="8"/>setCaptureOutput(false);</text:p>
      <text:p text:style-name="Code_20_block"><text:s text:c="8"/><text:span text:style-name="T6">// execute the script or command</text:span></text:p>
      <text:p text:style-name="Code_20_block"><text:s text:c="8"/>launchProcess();</text:p>
      <text:p text:style-name="Code_20_block"><text:s text:c="8"/><text:span text:style-name="T6">//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6">//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8180936" text:continue-list="list28191192" text:style-name="Outline">
        <text:list-item>
          <text:list>
            <text:list-item>
              <text:h text:style-name="P33" text:outline-level="2">Dealing with jobs</text:h>
            </text:list-item>
          </text:list>
        </text:list-item>
      </text:list>
      <text:p text:style-name="Standard">A job is a grouping of tasks with a common set of characteristics and a common SLA. These characteristics include:</text:p>
      <text:p text:style-name="Standard"/>
      <text:list xml:id="list28208548" text:continue-list="list28207340" text:style-name="List_20_1">
        <text:list-item>
          <text:p text:style-name="P22">common data shared between tasks (data provider)</text:p>
        </text:list-item>
        <text:list-item>
          <text:p text:style-name="P22">A common Service Level Agreement (SLA) comprising:</text:p>
        </text:list-item>
      </text:list>
      <text:list xml:id="list5517568748334314213" text:style-name="List_20_2">
        <text:list-item>
          <text:list>
            <text:list-item>
              <text:list>
                <text:list-item>
                  <text:p text:style-name="P27">the job priority</text:p>
                </text:list-item>
                <text:list-item>
                  <text:p text:style-name="P27">the maximum number of nodes a job can be executed on</text:p>
                </text:list-item>
                <text:list-item>
                  <text:p text:style-name="P27">an optional execution policy describing which nodes the job can run on</text:p>
                </text:list-item>
                <text:list-item>
                  <text:p text:style-name="P27">a suspended indicator, that enables submitting a job in suspended state, waiting for an external command to resume or start its execution</text:p>
                </text:list-item>
                <text:list-item>
                  <text:p text:style-name="P27">an execution start date and time</text:p>
                </text:list-item>
                <text:list-item>
                  <text:p text:style-name="P27">an expiration (timeout) date and time</text:p>
                </text:list-item>
                <text:list-item>
                  <text:p text:style-name="P27">an indicator specifying what the server should do when the application is disconnected</text:p>
                </text:list-item>
              </text:list>
            </text:list-item>
          </text:list>
        </text:list-item>
      </text:list>
      <text:list xml:id="list28187833" text:continue-list="list28208548" text:style-name="List_20_1">
        <text:list-item>
          <text:p text:style-name="P23">a blocking/non-blocking indicator, specifying whether the job execution is synchronous or asynchronous from the application's point of view</text:p>
        </text:list-item>
        <text:list-item>
          <text:p text:style-name="P23">a listener to receive notifications of completed tasks when running in non-blocking mode</text:p>
        </text:list-item>
        <text:list-item>
          <text:p text:style-name="P23">the ability to receive notifications when the job execution starts and completes</text:p>
        </text:list-item>
        <text:list-item>
          <text:p text:style-name="P2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8194220" text:continue-list="list28180936"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6">// create a blocking job with the specified uuid</text:span></text:p>
      <text:p text:style-name="Code_20_block"><text:s text:c="4"/>public JPPFJob(final String jobUuid)</text:p>
      <text:p text:style-name="Code_20_block"><text:s text:c="2"/></text:p>
      <text:p text:style-name="Code_20_block"><text:s text:c="4"/><text:span text:style-name="T6">// get this job's UUID</text:span></text:p>
      <text:p text:style-name="Code_20_block"><text:s text:c="4"/>public String getUuid()</text:p>
      <text:p text:style-name="Code_20_block"><text:s text:c="2"/></text:p>
      <text:p text:style-name="Code_20_block"><text:s text:c="4"/><text:span text:style-name="T6">// get the user-defined display name for this job</text:span></text:p>
      <text:p text:style-name="Code_20_block"><text:s text:c="4"/>public String getName()</text:p>
      <text:p text:style-name="Code_20_block"><text:s text:c="2"/></text:p>
      <text:p text:style-name="Code_20_block"><text:s text:c="4"/><text:span text:style-name="T6">// set the user-defined display name for this job</text:span></text:p>
      <text:p text:style-name="Code_20_block"><text:s text:c="4"/>public void setName(final String name)</text:p>
      <text:p text:style-name="Code_20_block"><text:s text:c="2"/>}</text:p>
      <text:p text:style-name="Standard"/>
      <text:list xml:id="list28196268" text:continue-numbering="true" text:style-name="Outline">
        <text:list-item>
          <text:list>
            <text:list-item>
              <text:list>
                <text:list-item>
                  <text:h text:style-name="P32"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6">Constructors for blocking jobs</text:p>
      <text:p text:style-name="P1"/>
      <text:p text:style-name="P10"><text:s text:c="2"/>// creates a blocking job with no data provider and default SLA values</text:p>
      <text:p text:style-name="Code_20_block"><text:s text:c="2"/>public JPPFJob()</text:p>
      <text:p text:style-name="P10"><text:s text:c="2"/>// creates a blocking job with the specified data provider and default SLA values</text:p>
      <text:p text:style-name="Code_20_block"><text:s text:c="2"/>public JPPFJob(DataProvider dataProvider)</text:p>
      <text:p text:style-name="P10"><text:s text:c="2"/>// creates a blocking job with the specified data provider and SLA</text:p>
      <text:p text:style-name="Code_20_block"><text:s text:c="2"/>public JPPFJob(DataProvider dataProvider, JPPFJobSLA jobSLA)</text:p>
      <text:p text:style-name="P1"/>
      <text:p text:style-name="P6">Constructors for non-blocking jobs</text:p>
      <text:p text:style-name="P1"/>
      <text:p text:style-name="P10"><text:s text:c="2"/>// creates a blocking job with the specified execution results listener,</text:p>
      <text:p text:style-name="P10"><text:s text:c="2"/>// no data provider and default SLA values</text:p>
      <text:p text:style-name="Code_20_block"><text:s text:c="2"/>public JPPFJob(TaskResultListener resultsListener)</text:p>
      <text:p text:style-name="P10"><text:s text:c="2"/>// creates a blocking job with the specified execution results listener,</text:p>
      <text:p text:style-name="P10"><text:s text:c="2"/>// data provider and default SLA values</text:p>
      <text:p text:style-name="Code_20_block"><text:s text:c="2"/>public JPPFJob(DataProvider dataProvider, TaskResultListener resultsListener)</text:p>
      <text:p text:style-name="P10"><text:s text:c="2"/>// creates a blocking job with the specified execution results listener,</text:p>
      <text:p text:style-name="P10"><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0"><text:s text:c="2"/>// creates a job with the specified data provider, SLA, blocking indicator</text:p>
      <text:p text:style-name="P10"><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8187859"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6">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8183259" text:continue-list="list28187833" text:style-name="List_20_1">
        <text:list-item>
          <text:p text:style-name="P23">an instance of <text:span text:style-name="Code_20_char">JPPFTask</text:span></text:p>
        </text:list-item>
        <text:list-item>
          <text:p text:style-name="P23">an instance of a class with a non-static public method annotated with <text:span text:style-name="Code_20_char">@JPPFRunnable</text:span></text:p>
        </text:list-item>
        <text:list-item>
          <text:p text:style-name="P23">a <text:span text:style-name="Code_20_char">Class</text:span> object representing a class that has a public static method or a constructor annotated with <text:span text:style-name="Code_20_char">@JPPFRunnable</text:span></text:p>
        </text:list-item>
        <text:list-item>
          <text:p text:style-name="P23">an instance of a a Runnable class</text:p>
        </text:list-item>
        <text:list-item>
          <text:p text:style-name="P2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6">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8183437" text:continue-numbering="true" text:style-name="List_20_1">
        <text:list-item>
          <text:p text:style-name="P23">an instance of the POJO class if the entry point is a non-static method</text:p>
        </text:list-item>
        <text:list-item>
          <text:p text:style-name="P22">a <text:span text:style-name="Code_20_char">Class</text:span> object representing a <text:s/>POJO class that has a public static method or a constructor <text:span text:style-name="Code_20_char">a</text:span><text:span text:style-name="Code_20_char"><text:span text:style-name="T11">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6">//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8189084" text:continue-list="list28187859"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11">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11"/></text:span></text:p>
      <text:p text:style-name="P1"><text:span text:style-name="Code_20_char"><text:span text:style-name="T11">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11">. It is defined as follows:</text:span></text:span></text:p>
      <text:p text:style-name="P1"><text:span text:style-name="Code_20_char"><text:span text:style-name="T11"/></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11"/></text:span></text:p>
      <text:p text:style-name="P1"><text:span text:style-name="Code_20_char"><text:span text:style-name="T11">We will thus be listening for events of type </text:span></text:span><text:a xlink:type="simple" xlink:href="http://www.jppf.org/api/index.html?org/jppf/client/event/TaskResultEvent.html"><text:span text:style-name="Code_20_char">TaskResultEvent</text:span></text:a><text:span text:style-name="Code_20_char"><text:span text:style-name="T11">. Since JPPF 2.5, the public API for TaskResultEvent has two methods, as illustrated below:</text:span></text:span></text:p>
      <text:p text:style-name="P1"><text:span text:style-name="Code_20_char"><text:span text:style-name="T11"/></text:span></text:p>
      <text:p text:style-name="Code_20_block"><text:s text:c="2"/>public class TaskResultEvent extends EventObject {</text:p>
      <text:p text:style-name="Code_20_block"><text:s text:c="4"/><text:span text:style-name="T6">//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6">//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11"/></text:span></text:p>
      <text:p text:style-name="P1"><text:span text:style-name="Code_20_char"><text:span text:style-name="T11">We can see that each notification is wrapping either a list of </text:span></text:span><text:span text:style-name="Code_20_char">JPPFTask</text:span><text:span text:style-name="Code_20_char"><text:span text:style-name="T11"> instances, or a Throwable to may be raised while receiving the results, both being mutually exclusive, mean that there is always one of the two methods that returns null..</text:span></text:span></text:p>
      <text:p text:style-name="P1"><text:span text:style-name="Code_20_char"><text:span text:style-name="T11"/></text:span></text:p>
      <text:p text:style-name="P1"><text:span text:style-name="Code_20_char"><text:span text:style-name="T11">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11"> should be used. Each task position is automatically calculated by JPPF at the time the job is submitted, as shown in the example below.</text:span></text:span></text:p>
      <text:p text:style-name="P1"><text:span text:style-name="Code_20_char"><text:span text:style-name="T11"/></text:span></text:p>
      <text:p text:style-name="P1"><text:span text:style-name="Code_20_char"><text:span text:style-name="T11">When the event's </text:span></text:span><text:span text:style-name="Code_20_char">Throwable</text:span><text:span text:style-name="Code_20_char"><text:span text:style-name="T11">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11">, as if it were created anew. This is illustrated in the following example:</text:span></text:span></text:p>
      <text:p text:style-name="P1"><text:span text:style-name="Code_20_char"><text:span text:style-name="T11"/></text:span></text:p>
      <text:p text:style-name="P17"><text:s text:c="2"/>public class MyResultListener implements TaskResultListener {</text:p>
      <text:p text:style-name="Code_20_block"><text:s text:c="4"/><text:span text:style-name="T6">// Initial count of tasks in the job</text:span></text:p>
      <text:p text:style-name="Code_20_block"><text:s text:c="4"/>private int initialCount = 0;</text:p>
      <text:p text:style-name="Code_20_block"><text:s text:c="4"/><text:span text:style-name="T6">// Count of results not yet received</text:span></text:p>
      <text:p text:style-name="Code_20_block"><text:s text:c="4"/>private int pendingCount = 0;</text:p>
      <text:p text:style-name="Code_20_block"><text:s text:c="4"/><text:span text:style-name="T6">//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6">//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6">//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6">// Insert the tasks in the map, in ascending position order</text:span></text:p>
      <text:p text:style-name="Code_20_block"><text:s text:c="8"/>for (JPPFTask task: event.getTaskList()) resultMap.put(task.getPosition(), task);</text:p>
      <text:p text:style-name="Code_20_block"><text:s text:c="8"/><text:span text:style-name="T6">// Update the number of pending tasks accordingly</text:span></text:p>
      <text:p text:style-name="Code_20_block"><text:s text:c="8"/>pendingCount -= event.getTaskList().size();</text:p>
      <text:p text:style-name="Code_20_block"><text:s text:c="6"/>} else {</text:p>
      <text:p text:style-name="Code_20_block"><text:s text:c="8"/><text:span text:style-name="T6">//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6">//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6">//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11"/></text:span></text:p>
      <text:p text:style-name="P1"><text:span text:style-name="Code_20_char"><text:span text:style-name="T11">We can then use our result listener as follows:</text:span></text:span></text:p>
      <text:p text:style-name="P1"><text:span text:style-name="Code_20_char"><text:span text:style-name="T11"/></text:span></text:p>
      <text:p text:style-name="Code_20_block"><text:s text:c="2"/><text:span text:style-name="T6">// create a job</text:span></text:p>
      <text:p text:style-name="Code_20_block"><text:s text:c="2"/>JPPFJob myJob <text:s/>= new JPPFJob();</text:p>
      <text:p text:style-name="Code_20_block"><text:s text:c="2"/><text:span text:style-name="T6">// add 10 tasks</text:span></text:p>
      <text:p text:style-name="Code_20_block"><text:s text:c="2"/>for (int i=0; i&lt;10; i++) myJob.add(new MyTask(i));</text:p>
      <text:p text:style-name="Code_20_block"><text:s text:c="2"/><text:span text:style-name="T6">// create a task result listener</text:span></text:p>
      <text:p text:style-name="Code_20_block"><text:s text:c="2"/>MyResultListener myResultListener = new MyResultListener(10);</text:p>
      <text:p text:style-name="Code_20_block"><text:s text:c="2"/><text:span text:style-name="T6">// register the listener with the job</text:span></text:p>
      <text:p text:style-name="Code_20_block"><text:s text:c="2"/>myJob.setResultListener(myResultListener);</text:p>
      <text:p text:style-name="Code_20_block"><text:s text:c="2"/><text:span text:style-name="T6">// set the job as non-blocking</text:span></text:p>
      <text:p text:style-name="Code_20_block"><text:s text:c="2"/>myJob.setBlocking(false);</text:p>
      <text:p text:style-name="Code_20_block"><text:s text:c="2"/></text:p>
      <text:p text:style-name="Code_20_block"><text:s text:c="2"/><text:span text:style-name="T6">//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6">// ... do something while the job is executing ...</text:span></text:p>
      <text:p text:style-name="Code_20_block"><text:s text:c="2"/>}</text:p>
      <text:p text:style-name="Code_20_block"><text:s text:c="2"/></text:p>
      <text:p text:style-name="Code_20_block"><text:s text:c="2"/><text:span text:style-name="T6">// once the job is complete, process the results</text:span></text:p>
      <text:p text:style-name="Code_20_block"><text:s text:c="2"/>List&lt;JPPFTask&gt; results = myResultListener.getResults();</text:p>
      <text:p text:style-name="P1"><text:span text:style-name="Code_20_char"><text:span text:style-name="T11"/></text:span></text:p>
      <text:p text:style-name="P1"><text:span text:style-name="Code_20_char"><text:span text:style-name="T11">JPPF uses an existing implementation of </text:span></text:span><text:span text:style-name="Code_20_char"><text:span text:style-name="T1">TaskResultListener</text:span></text:span><text:span text:style-name="Code_20_char"><text:span text:style-name="T11">: the class </text:span></text:span><text:a xlink:type="simple" xlink:href="http://www.jppf.org/api/index.html?org/jppf/client/JPPFResultCollector.html"><text:span text:style-name="Code_20_char">JPPFResultCollector</text:span></text:a><text:span text:style-name="Code_20_char"><text:span text:style-name="T11">.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11"> methods, so you don't have to write your own synchronization code. Additionally, </text:span></text:span><text:span text:style-name="Code_20_char">JPPFResultCollector</text:span><text:span text:style-name="Code_20_char"><text:span text:style-name="T11"> is also always used for blocking jobs.</text:span></text:span></text:p>
      <text:list xml:id="list28208557"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8187316" text:continue-list="list5517568748334314213" text:style-name="List_20_2">
        <text:list-item>
          <text:p text:style-name="P25">handle and store the execution results of the tasks</text:p>
        </text:list-item>
        <text:list-item>
          <text:p text:style-name="P25">ensure the results are in the same order as the tasks initially submitted</text:p>
        </text:list-item>
        <text:list-item>
          <text:p text:style-name="P25">handle errors occurring while receiving the results from the server</text:p>
        </text:list-item>
        <text:list-item>
          <text:p text:style-name="P25">update the state of the job's execution</text:p>
        </text:list-item>
        <text:list-item>
          <text:p text:style-name="P25">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6">// Get the current number of received results</text:span></text:p>
      <text:p text:style-name="Code_20_block"><text:s text:c="4"/>public synchronized int size()</text:p>
      <text:p text:style-name="Code_20_block"/>
      <text:p text:style-name="Code_20_block"><text:s text:c="4"/><text:span text:style-name="T6">// Determine whether the job received a result</text:span></text:p>
      <text:p text:style-name="Code_20_block"><text:s text:c="4"/><text:span text:style-name="T6">// for the task at the specified position</text:span></text:p>
      <text:p text:style-name="Code_20_block"><text:s text:c="4"/>public synchronized boolean hasResult(final int position)</text:p>
      <text:p text:style-name="Code_20_block"/>
      <text:p text:style-name="Code_20_block"><text:s text:c="4"/><text:span text:style-name="T6">// Add the specified results to the job</text:span></text:p>
      <text:p text:style-name="Code_20_block"><text:s text:c="4"/>public synchronized void putResults(final List&lt;JPPFTask&gt; tasks)</text:p>
      <text:p text:style-name="Code_20_block"/>
      <text:p text:style-name="Code_20_block"><text:s text:c="4"/><text:span text:style-name="T6">//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8208174" text:continue-list="list28208557"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8182911" text:continue-numbering="true" text:style-name="Outline">
        <text:list-item>
          <text:list>
            <text:list-item>
              <text:list>
                <text:list-item>
                  <text:h text:style-name="P32"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6">// Compute the key for the specified job. All calls to this method</text:span></text:p>
      <text:p text:style-name="P10"><text:s text:c="4"/>// with the same job instance should always return the same result.</text:p>
      <text:p text:style-name="Code_20_block"><text:s text:c="4"/>K computeKey(JPPFJob job);</text:p>
      <text:p text:style-name="Code_20_block"><text:s text:c="2"/></text:p>
      <text:p text:style-name="Code_20_block"><text:s text:c="4"/><text:span text:style-name="T6">//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6">//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6">// Store the specified tasks of the specified job with the specified key</text:span></text:p>
      <text:p text:style-name="Code_20_block"><text:s text:c="4"/><text:span text:style-name="T6">//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6">//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6">//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6">// Get the persistence manager</text:span></text:p>
      <text:p text:style-name="Code_20_block"><text:s text:c="4"/>public &lt;T&gt; JobPersistence&lt;T&gt; getPersistenceManager()</text:p>
      <text:p text:style-name="Code_20_block"><text:s text:c="2"/></text:p>
      <text:p text:style-name="Code_20_block"><text:s text:c="4"/><text:span text:style-name="T6">//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6">//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6">//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6">//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6">//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8207615" text:continue-numbering="true" text:style-name="Outline">
        <text:list-item>
          <text:list>
            <text:list-item>
              <text:list>
                <text:list-item>
                  <text:h text:style-name="P32"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6">//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6">//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6">// update the job's results</text:span></text:p>
      <text:p text:style-name="Code_20_block"><text:s text:c="8"/>job.getResults().putResults(tasks);</text:p>
      <text:p text:style-name="Code_20_block"><text:s text:c="8"/>pendingCount -= tasks.size();</text:p>
      <text:p text:style-name="Code_20_block"><text:s text:c="8"/><text:span text:style-name="T6">// notify the threads waiting in waitForResults()</text:span></text:p>
      <text:p text:style-name="Code_20_block"><text:s text:c="8"/>notifyAll();</text:p>
      <text:p text:style-name="Code_20_block"><text:s text:c="8"/><text:span text:style-name="T6">//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6">//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6">//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6">//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8186147" text:continue-numbering="true" text:style-name="Outline">
        <text:list-item>
          <text:list>
            <text:list-item>
              <text:list>
                <text:list-item>
                  <text:h text:style-name="P32"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Code_20_block"><text:s text:c="2"/><text:span text:style-name="T6">// Listener interface for receiving job execution event notifications</text:span></text:p>
      <text:p text:style-name="Code_20_block"><text:s text:c="2"/>public interface JobListener extends EventListener {</text:p>
      <text:p text:style-name="Code_20_block"><text:s text:c="4"/><text:span text:style-name="T6">//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6">// Called when the execution of a job is complete</text:span></text:p>
      <text:p text:style-name="Code_20_block"><text:s text:c="4"/>void jobEnded(JobEvent event);</text:p>
      <text:p text:style-name="Code_20_block"><text:s text:c="2"/></text:p>
      <text:p text:style-name="P10"><text:s text:c="4"/>// Called when a job, or a subset of its tasks, is sent to the server,</text:p>
      <text:p text:style-name="P10"><text:s text:c="4"/>// or to the local executor</text:p>
      <text:p text:style-name="Code_20_block"><text:s text:c="4"/>void jobDispatched(JobEvent event);</text:p>
      <text:p text:style-name="Code_20_block"><text:s text:c="2"/></text:p>
      <text:p text:style-name="Code_20_block"><text:s text:c="4"/><text:span text:style-name="T6">//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Code_20_block"><text:s text:c="2"/><text:span text:style-name="T6">// Event emitted by a job when its execution starts or completes</text:span></text:p>
      <text:p text:style-name="Code_20_block"><text:s text:c="2"/>public class JobEvent extends EventObject {</text:p>
      <text:p text:style-name="Code_20_block"><text:s text:c="4"/><text:span text:style-name="T6">// Get the job source of this event</text:span></text:p>
      <text:p text:style-name="Code_20_block"><text:s text:c="4"/>public JPPFJob getJob()</text:p>
      <text:p text:style-name="Code_20_block"><text:s text:c="2"/></text:p>
      <text:p text:style-name="Code_20_block"><text:s text:c="4"/><text:span text:style-name="T6">//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6">// Add a job listener</text:span></text:p>
      <text:p text:style-name="Code_20_block"><text:s text:c="4"/>public void addJobListener(JobListener listener)</text:p>
      <text:p text:style-name="Code_20_block"><text:s text:c="2"/></text:p>
      <text:p text:style-name="Code_20_block"><text:s text:c="4"/><text:span text:style-name="T6">//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8181522" text:continue-numbering="true" text:style-name="Outline">
        <text:list-item>
          <text:list>
            <text:list-item>
              <text:h text:style-name="P34" text:outline-level="2">Sharing data among tasks : the DataProvider API</text:h>
            </text:list-item>
          </text:list>
        </text:list-item>
      </text:list>
      <text:p text:style-name="P1"><text:span text:style-name="Code_20_char"><text:span text:style-name="T11">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1</text:span></text:span><text:span text:style-name="Code_20_char"><text:span text:style-name="T11"> referencing A</text:span></text:span><text:span text:style-name="Code_20_char"><text:span text:style-name="T16">1</text:span></text:span><text:span text:style-name="Code_20_char"><text:span text:style-name="T11">, … , Task</text:span></text:span><text:span text:style-name="Code_20_char"><text:span text:style-name="T16">n</text:span></text:span><text:span text:style-name="Code_20_char"><text:span text:style-name="T11"> referencing A</text:span></text:span><text:span text:style-name="Code_20_char"><text:span text:style-name="T16">n</text:span></text:span><text:span text:style-name="Code_20_char"><text:span text:style-name="T11">. We can see that, if the shared object is very large, we will quickly face memory issues. </text:span></text:span></text:p>
      <text:p text:style-name="P1"><text:span text:style-name="Code_20_char"><text:span text:style-name="T11"/></text:span></text:p>
      <text:p text:style-name="P1"><text:span text:style-name="Code_20_char"><text:span text:style-name="T11">To resolve this problem, JPPF provides a mechanism called </text:span></text:span><text:span text:style-name="Code_20_char"><text:span text:style-name="T12">data provider</text:span></text:span><text:span text:style-name="Code_20_char"><text:span text:style-name="T11">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11">. Here is the definition of this interface:</text:span></text:span></text:p>
      <text:p text:style-name="P1"><text:span text:style-name="Code_20_char"><text:span text:style-name="T11"/></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11"/></text:span></text:p>
      <text:p text:style-name="P1"><text:span text:style-name="Code_20_char"><text:span text:style-name="T11">This is indeed a basic object map interface: you can store objects and associate them with a key, then retrieve these objects using the associated key.</text:span></text:span></text:p>
      <text:p text:style-name="P1"><text:span text:style-name="Code_20_char"><text:span text:style-name="T11"/></text:span></text:p>
      <text:p text:style-name="P1"><text:span text:style-name="Code_20_char"><text:span text:style-name="T11">Here is an example of using a data provider:</text:span></text:span></text:p>
      <text:p text:style-name="P1"><text:span text:style-name="Code_20_char"><text:span text:style-name="T11"/></text:span></text:p>
      <text:p text:style-name="P1"><text:span text:style-name="Code_20_char"><text:span text:style-name="T11">In the application:</text:span></text:span></text:p>
      <text:p text:style-name="P1"><text:span text:style-name="Code_20_char"><text:span text:style-name="T11"/></text:span></text:p>
      <text:p text:style-name="Code_20_block"><text:s text:c="2"/>MyLargeObject myLargeObject = ...;</text:p>
      <text:p text:style-name="Code_20_block"><text:s text:c="2"/><text:span text:style-name="T6">// create a data provider backed by a HashMap</text:span></text:p>
      <text:p text:style-name="Code_20_block"><text:s text:c="2"/>DataProvider dataProvider = new MemoryMapDataProvider();</text:p>
      <text:p text:style-name="Code_20_block"><text:s text:c="2"/><text:span text:style-name="T6">// store the shared object in the data provider</text:span></text:p>
      <text:p text:style-name="Code_20_block"><text:s text:c="2"/>dataProvider.setValue("myKey", myLargeObject);</text:p>
      <text:p text:style-name="Code_20_block"><text:s text:c="2"/><text:span text:style-name="T6">//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11"/></text:span></text:p>
      <text:p text:style-name="P1"><text:span text:style-name="Code_20_char"><text:span text:style-name="T11">In the task:</text:span></text:span></text:p>
      <text:p text:style-name="P1"><text:span text:style-name="Code_20_char"><text:span text:style-name="T11"/></text:span></text:p>
      <text:p text:style-name="Code_20_block"><text:s text:c="2"/>public class MyTask extends JPPFTask {</text:p>
      <text:p text:style-name="Code_20_block"><text:s text:c="4"/>public void run() {</text:p>
      <text:p text:style-name="Code_20_block"><text:s text:c="6"/><text:span text:style-name="T6">// get a reference to the data provider</text:span></text:p>
      <text:p text:style-name="Code_20_block"><text:s text:c="6"/>DataProvider dataProvider = getDataProvider();</text:p>
      <text:p text:style-name="Code_20_block"><text:s text:c="6"/><text:span text:style-name="T6">// retrieve the shared data</text:span></text:p>
      <text:p text:style-name="Code_20_block"><text:s text:c="6"/>MyLargeObject myLargeObject = (MyLargeObject) dataProvider.getValue("myKey");</text:p>
      <text:p text:style-name="Code_20_block"><text:s text:c="6"/><text:span text:style-name="T6">// ... use the data ...</text:span></text:p>
      <text:p text:style-name="Code_20_block"><text:s text:c="4"/>}</text:p>
      <text:p text:style-name="Code_20_block"><text:s text:c="2"/>}</text:p>
      <text:p text:style-name="P1"><text:span text:style-name="Code_20_char"><text:span text:style-name="T11"/></text:span></text:p>
      <text:p text:style-name="P21"><text:span text:style-name="Code_20_char"><text:span text:style-name="T13">Note 1</text:span></text:span><text:span text:style-name="Code_20_char"><text:span text:style-name="T11">: </text:span></text:span><text:span text:style-name="Code_20_char"><text:span text:style-name="T12">the association of a data provider to each task is done automatically by JPPF and is totally transparent to the application.</text:span></text:span></text:p>
      <text:p text:style-name="P21"><text:span text:style-name="Code_20_char"><text:span text:style-name="T14">Note 2</text:span></text:span><text:span text:style-name="Code_20_char"><text:span text:style-name="T12">: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11"/></text:span></text:p>
      <text:p text:style-name="P1"><text:span text:style-name="Code_20_char"><text:span text:style-name="T11">In the next sub-sections, we will detail the existing implementations of </text:span></text:span><text:span text:style-name="Code_20_char">DataProvider</text:span><text:span text:style-name="Code_20_char"><text:span text:style-name="T11"> that exist in the JPPF API.</text:span></text:span></text:p>
      <text:list xml:id="list28185005" text:continue-numbering="true" text:style-name="Outline">
        <text:list-item>
          <text:list>
            <text:list-item>
              <text:list>
                <text:list-item>
                  <text:h text:style-name="P31" text:outline-level="3">MemoryMapDataProvider: map-based provider</text:h>
                </text:list-item>
              </text:list>
            </text:list-item>
          </text:list>
        </text:list-item>
      </text:list>
      <text:p text:style-name="P1"><text:a xlink:type="simple" xlink:href="http://www.jppf.org/api/index.html?org/jppf/task/storage/MemoryMapDataProvider.html"><text:span text:style-name="Code_20_char">MemoryMapDataProvider</text:span></text:a><text:span text:style-name="Code_20_char"><text:span text:style-name="T11"> is a very simple implementation of the </text:span></text:span><text:span text:style-name="Code_20_char">DataProvider</text:span><text:span text:style-name="Code_20_char"><text:span text:style-name="T11"> interface. It is backed by a </text:span></text:span><text:span text:style-name="Code_20_char">java.util.HashMap&lt;Object, Object&gt;</text:span><text:span text:style-name="Code_20_char"><text:span text:style-name="T11">. The </text:span></text:span><text:span text:style-name="Code_20_char">getValue()</text:span><text:span text:style-name="Code_20_char"><text:span text:style-name="T11"> method is equivalent to a call to </text:span></text:span><text:span text:style-name="Code_20_char">HashMap.get()</text:span><text:span text:style-name="Code_20_char"><text:span text:style-name="T11">, and the </text:span></text:span><text:span text:style-name="Code_20_char">setValue()</text:span><text:span text:style-name="Code_20_char"><text:span text:style-name="T11"> is equivalent to </text:span></text:span><text:span text:style-name="Code_20_char">HashMap.put()</text:span><text:span text:style-name="Code_20_char"><text:span text:style-name="T11">.</text:span></text:span></text:p>
      <text:list xml:id="list28186458" text:continue-numbering="true" text:style-name="Outline">
        <text:list-item>
          <text:list>
            <text:list-item>
              <text:list>
                <text:list-item>
                  <text:h text:style-name="P32" text:outline-level="3">Data provider for non-JPPF tasks</text:h>
                </text:list-item>
              </text:list>
            </text:list-item>
          </text:list>
        </text:list-item>
      </text:list>
      <text:p text:style-name="P1">By default, tasks whose class does not extend <text:a xlink:type="simple" xlink:href="http://www.jppf.org/api/index.html?org/jppf/server/protocol/JPPFTask.html">JPPFTask</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6">// This interface must be implemented by tasks that are not subclasses</text:span></text:p>
      <text:p text:style-name="Code_20_block"><text:s text:c="2"/><text:span text:style-name="T6">// of JPPFTask when they need access to the job's DataProvider</text:span></text:p>
      <text:p text:style-name="Code_20_block"><text:s text:c="2"/>public interface DataProviderHolder {</text:p>
      <text:p text:style-name="Code_20_block"><text:s text:c="4"/><text:span text:style-name="T6">//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6">//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28187845" text:continue-numbering="true" text:style-name="Outline">
        <text:list-item>
          <text:list>
            <text:list-item>
              <text:h text:style-name="P33"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8189538" text:continue-list="list28183437" text:style-name="List_20_1">
        <text:list-item>
          <text:p text:style-name="P23">the characteristics of the nodes it can run on (server side), or of the channels it can be sent through (client side): the job execution policy</text:p>
        </text:list-item>
        <text:list-item>
          <text:p text:style-name="P23">the time at which a job is scheduled to start</text:p>
        </text:list-item>
        <text:list-item>
          <text:p text:style-name="P23">an expiration date for the job</text:p>
        </text:list-item>
      </text:list>
      <text:p text:style-name="P1"/>
      <text:p text:style-name="P1">The attributes specific to the server side SLA are:</text:p>
      <text:p text:style-name="P1"/>
      <text:list xml:id="list28179560" text:continue-numbering="true" text:style-name="List_20_1">
        <text:list-item>
          <text:p text:style-name="P23">the priority of a job</text:p>
        </text:list-item>
        <text:list-item>
          <text:p text:style-name="P23">whether it is submitted in suspended state</text:p>
        </text:list-item>
        <text:list-item>
          <text:p text:style-name="P23">the maximum number of nodes it can run on</text:p>
        </text:list-item>
        <text:list-item>
          <text:p text:style-name="P23">whether the job is a standard or broadcast job</text:p>
        </text:list-item>
        <text:list-item>
          <text:p text:style-name="P23">whether the server should immediately cancel the job, if the client that submitted it is disconnected</text:p>
        </text:list-item>
      </text:list>
      <text:p text:style-name="P1"/>
      <text:p text:style-name="P1">The attributes specific to the client side SLA are:</text:p>
      <text:p text:style-name="P1"/>
      <text:list xml:id="list28202625" text:continue-numbering="true" text:style-name="List_20_1">
        <text:list-item>
          <text:p text:style-name="P23">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6">//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6">//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12">myJob.getClientSLA().setMaxChannels(2);</text:p>
      <text:p text:style-name="P12">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8202407" text:continue-list="list28187845"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6">//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6">//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6">//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2819509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8184743" text:continue-list="list28202625" text:style-name="List_20_1">
        <text:list-item>
          <text:p text:style-name="P22">JPPF configuration properties</text:p>
        </text:list-item>
        <text:list-item>
          <text:p text:style-name="P22">System properties (including -D*=* properties specified on the JVM command line)</text:p>
        </text:list-item>
        <text:list-item>
          <text:p text:style-name="P22">Environment variables (e.g. PATH, JAVA_HOME, etc.)</text:p>
        </text:list-item>
        <text:list-item>
          <text:p text:style-name="P22">Networking: list of ipv4 and ipv6 addresses with corresponding host name when it can be resolved</text:p>
        </text:list-item>
        <text:list-item>
          <text:p text:style-name="P22">Runtime information such as maximum heap memory, number of available processors, etc...</text:p>
        </text:list-item>
        <text:list-item>
          <text:p text:style-name="P22">Disk space and storage information (JDK 1.6 or later only)</text:p>
        </text:list-item>
        <text:list-item>
          <text:p text:style-name="P22">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8202778" text:continue-numbering="true" text:style-name="List_20_1">
        <text:list-item>
          <text:p text:style-name="P22">Binary comparison operators: ==, &lt;, &lt;=, &gt;, &gt;= ; for instance: ''property_value &lt;= 15''</text:p>
        </text:list-item>
        <text:list-item>
          <text:p text:style-name="P22">Range operators (intervals): ''property_value in'' [a,b] <text:s/>, <text:s/>[a,b[ <text:s/>, <text:s/>]a,b] <text:s/>, <text:s/>]a,b[</text:p>
        </text:list-item>
        <text:list-item>
          <text:p text:style-name="P22">"One of" operator (discrete sets): ''property_value in { a1, ... , aN }''</text:p>
        </text:list-item>
        <text:list-item>
          <text:p text:style-name="P22">"Contains string" operator: ''property_value contains "substring"''</text:p>
        </text:list-item>
        <text:list-item>
          <text:p text:style-name="P22">Regular expressions: '' property_value matches 'regexp' ''</text:p>
        </text:list-item>
        <text:list-item>
          <text:p text:style-name="P22">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8206109" text:continue-list="list28195090"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6">// define a policy allowing only nodes with 2 processing threads or more</text:span></text:p>
      <text:p text:style-name="Code_20_block"><text:s text:c="2"/>ExecutionPolicy atLeast2ThreadsPolicy = new AtLeast("processing.threads", 2);</text:p>
      <text:p text:style-name="Code_20_block"><text:s text:c="2"/><text:span text:style-name="T6">// define a policy allowing only nodes that are part of the "mydomain.com"</text:span></text:p>
      <text:p text:style-name="Code_20_block"><text:s text:c="2"/><text:span text:style-name="T6">//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6">//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6">//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5"/>
      <text:p text:style-name="P19">Using an XML policy document:</text:p>
      <text:p text:style-name="Standard"/>
      <text:p text:style-name="Standard">Example XML policy:</text:p>
      <text:p text:style-name="Standard"/>
      <text:p text:style-name="Code_20_block"><text:s text:c="2"/>&lt;ExecutionPolicy&gt;</text:p>
      <text:p text:style-name="Code_20_block"><text:s text:c="4"/><text:span text:style-name="T6">&lt;!-- define a policy that requires both rules to be satisfied --&gt;</text:span></text:p>
      <text:p text:style-name="Code_20_block"><text:s text:c="4"/>&lt;AND&gt;</text:p>
      <text:p text:style-name="Code_20_block"><text:s text:c="6"/><text:span text:style-name="T6">&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6">&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6">// parse from a string</text:span></text:p>
      <text:p text:style-name="Code_20_block"><text:s text:c="2"/>static ExecutionPolicy parsePolicyFile(String) <text:s/><text:span text:style-name="T6">// parse from a file</text:span></text:p>
      <text:p text:style-name="Code_20_block"><text:s text:c="2"/>static ExecutionPolicy parsePolicy(File) <text:s text:c="7"/><text:span text:style-name="T6">// parse from a file</text:span></text:p>
      <text:p text:style-name="Code_20_block"><text:s text:c="2"/>static ExecutionPolicy parsePolicy(Reader) <text:s text:c="5"/><text:span text:style-name="T6">// parse from a Reader</text:span></text:p>
      <text:p text:style-name="Code_20_block"><text:s text:c="2"/>static ExecutionPolicy parsePolicy(InputStream) <text:span text:style-name="T6">// parse from an InputStream</text:span></text:p>
      <text:p text:style-name="Standard"/>
      <text:p text:style-name="Standard">Example use:</text:p>
      <text:p text:style-name="Code_20_block"><text:s text:c="2"/><text:span text:style-name="T6">//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6">// validate from a string</text:span></text:p>
      <text:p text:style-name="Code_20_block"><text:s text:c="2"/>static ExecutionPolicy validatePolicyFile(String) <text:s/><text:span text:style-name="T6">// validate from a file</text:span></text:p>
      <text:p text:style-name="Code_20_block"><text:s text:c="2"/>static ExecutionPolicy validatePolicy(File) <text:s text:c="7"/><text:span text:style-name="T6">// validate from a file</text:span></text:p>
      <text:p text:style-name="Code_20_block"><text:s text:c="2"/>static ExecutionPolicy validatePolicy(Reader) <text:s text:c="5"/><text:span text:style-name="T6">// validate from a Reader</text:span></text:p>
      <text:p text:style-name="Code_20_block"><text:s text:c="2"/>static ExecutionPolicy validatePolicy(InputStream) <text:span text:style-name="T6">//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6">// validate the specified XML file</text:span></text:p>
      <text:p text:style-name="Code_20_block"><text:s text:c="6"/>PolicyParser.validatePolicyFile(policyPath);</text:p>
      <text:p text:style-name="Code_20_block"><text:s text:c="4"/>} catch(Exception e) {</text:p>
      <text:p text:style-name="Code_20_block"><text:s text:c="6"/><text:span text:style-name="T6">//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6">// the policy is valid, we can parse it safely</text:span></text:p>
      <text:p text:style-name="Code_20_block"><text:s text:c="4"/>return PolicyParser.parsePolicyFile(policyPath);</text:p>
      <text:p text:style-name="Code_20_block"><text:s text:c="2"/>}</text:p>
      <text:p text:style-name="Standard"/>
      <text:list xml:id="list28181551" text:continue-numbering="true" text:style-name="Outline">
        <text:list-item>
          <text:list>
            <text:list-item>
              <text:list>
                <text:list-item>
                  <text:list>
                    <text:list-item>
                      <text:list>
                        <text:list-item>
                          <text:h text:style-name="P40"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8202524" text:continue-list="list28202778" text:style-name="List_20_1">
        <text:list-item>
          <text:p text:style-name="P22">the custom policy class must extend <text:a xlink:type="simple" xlink:href="http://www.jppf.org/api/index.html?org/jppf/node/policy/CustomPolicy.html"><text:span text:style-name="Code_20_char">CustomPolicy</text:span></text:a></text:p>
        </text:list-item>
        <text:list-item>
          <text:p text:style-name="P22">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6">//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6">//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6">//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6">//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6">//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20">as</text:span> <text:span text:style-name="T20">in </text:span>this code snippet:</text:p>
      <text:p text:style-name="Standard"/>
      <text:p text:style-name="Code_20_block"><text:s text:c="2"/>MyCustomPolicy policy = new MyCustomPolicy();</text:p>
      <text:p text:style-name="Code_20_block"><text:s text:c="2"/>policy.setArgs( "3" );</text:p>
      <text:p text:style-name="Standard"/>
      <text:p text:style-name="P7">Finally, to enable the use of this custom policy, you will need to deploy the corresponding class(es) to both the server's and the client's classpath.</text:p>
      <text:list xml:id="list28177322" text:continue-list="list28181551"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6">//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6">//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5">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10"><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11"><text:s text:c="2"/>String dateFormat = "MM/dd/yyyy hh:mm a z";</text:p>
      <text:p text:style-name="P10"><text:s text:c="2"/>// set the job to expire on September 30, 2010 at 12:08 PM in the CEDT time zone</text:p>
      <text:p text:style-name="Code_20_block"><text:s text:c="2"/>JPPFSchedule schedule = new JPPFSchedule(<text:span text:style-name="T17">"09/30/2010 12:08 PM CEDT", dateFormat</text:span>);</text:p>
      <text:p text:style-name="Code_20_block"><text:s text:c="2"/>myJob.getSLA().setJobExpirationSchedule(mySchedule);</text:p>
      <text:list xml:id="list28189684"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6">//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6">//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6">//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6">//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6">// Determine whether the job should be canceled by the server</text:span></text:p>
      <text:p text:style-name="Code_20_block"><text:s text:c="4"/><text:span text:style-name="T6">//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28176240"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28201584"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818297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8176579"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8199690" text:continue-list="list28202524" text:style-name="List_20_1">
        <text:list-item>
          <text:p text:style-name="P22">a broadcast job is executed on <text:span text:style-name="T21">all </text:span>the nodes <text:span text:style-name="T21">connected to the driver, </text:span>at the time the job is received by the JPPF driver. <text:span text:style-name="T21">This includes nodes that are executing another job at that time</text:span></text:p>
        </text:list-item>
        <text:list-item>
          <text:p text:style-name="P22">if a node dies or disconnects while the job is executing on it, the job is canceled for this node</text:p>
        </text:list-item>
        <text:list-item>
          <text:p text:style-name="P22">if a new node connects while the job is executing, the broadcast job will not execute on it</text:p>
        </text:list-item>
        <text:list-item>
          <text:p text:style-name="P22">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8191692" text:continue-list="list28176579"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8189300"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6">// The maximum number of channels the job can be sent through,</text:span></text:p>
      <text:p text:style-name="Code_20_block"><text:s text:c="4"/><text:span text:style-name="T6">//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2817962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28203210"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10"><text:s text:c="4"/>// Set a parameter in the metadata</text:p>
      <text:p text:style-name="Code_20_block"><text:s text:c="4"/>public void setParameter(Object key, Object value)</text:p>
      <text:p text:style-name="Code_20_block"><text:s text:c="4"/><text:span text:style-name="T6">// Retrieve a parameter in the metadata</text:span></text:p>
      <text:p text:style-name="Code_20_block"><text:s text:c="4"/>public Object getParameter(Object key)</text:p>
      <text:p text:style-name="Code_20_block"><text:s text:c="4"/><text:span text:style-name="T6">// Retrieve a parameter in the metadata</text:span></text:p>
      <text:p text:style-name="Code_20_block"><text:s text:c="4"/>public Object getParameter(Object key, Object defaultValue)</text:p>
      <text:p text:style-name="Code_20_block"><text:s text:c="4"/><text:span text:style-name="T6">// Remove a parameter from the metadata</text:span></text:p>
      <text:p text:style-name="Code_20_block"><text:s text:c="4"/>public Object removeParameter(Object key)</text:p>
      <text:p text:style-name="Code_20_block"><text:s text:c="4"/><text:span text:style-name="T6">//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6">// set the memory footprint of each task to 10 KB</text:span></text:p>
      <text:p text:style-name="Code_20_block"><text:s text:c="2"/>metaData.setParameter(“task.footprint”, “” + (10 * 1024));</text:p>
      <text:p text:style-name="Code_20_block"><text:s text:c="2"/><text:span text:style-name="T6">// set the duration of each task to 80 milliseconds</text:span></text:p>
      <text:p text:style-name="Code_20_block"><text:s text:c="2"/>metaData.setParameter(“task.duration”, “80”);</text:p>
      <text:p text:style-name="Standard"/>
      <text:p text:style-name="Standard"><text:span text:style-name="T18">Related sample</text:span>: “<text:a xlink:type="simple" xlink:href="http://www.jppf.org/samples-pack/CustomLoadBalancer/Readme.php">CustomLoadBalancer</text:a>” in the JPPF samples pack.</text:p>
      <text:p text:style-name="Standard"/>
      <text:list xml:id="list28202144" text:continue-numbering="true" text:style-name="Outline">
        <text:list-item>
          <text:list>
            <text:list-item>
              <text:h text:style-name="P33" text:outline-level="2">The JPPFClient API</text:h>
            </text:list-item>
          </text:list>
        </text:list-item>
      </text:list>
      <text:p text:style-name="Standard">A JPPF client is an object that will handle the communication between the application and the server. Its role is to:</text:p>
      <text:list xml:id="list28180234" text:continue-list="list28199690" text:style-name="List_20_1">
        <text:list-item>
          <text:p text:style-name="P22">manage one or multiple connections with the server</text:p>
        </text:list-item>
        <text:list-item>
          <text:p text:style-name="P22">submit jobs and get their results</text:p>
        </text:list-item>
        <text:list-item>
          <text:p text:style-name="P22">handle notifications of job results</text:p>
        </text:list-item>
        <text:list-item>
          <text:p text:style-name="P22">manage each connection's life cycle events</text:p>
        </text:list-item>
        <text:list-item>
          <text:p text:style-name="P22">provide the low-level machinery on the client side for the distributed class loading mechanism</text:p>
        </text:list-item>
        <text:list-item>
          <text:p text:style-name="P22">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8178958" text:continue-list="list28202144"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6">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5">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6">// singleton instance of the JPPF client</text:span></text:p>
      <text:p text:style-name="Code_20_block"><text:s text:c="4"/>private static JPPFClient jppfClient = new JPPFClient();</text:p>
      <text:p text:style-name="Code_20_block"><text:s text:c="4"/><text:span text:style-name="T6">//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6">//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6">// ... application-sepcific code here ...</text:span></text:p>
      <text:p text:style-name="Code_20_block"><text:s text:c="6"/>} finally {</text:p>
      <text:p text:style-name="Code_20_block"><text:s text:c="8"/><text:span text:style-name="T6">//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8204647"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8189851" text:continue-list="list28180234" text:style-name="List_20_1">
        <text:list-item>
          <text:p text:style-name="P23">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23">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28204533" text:continue-list="list28204647"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6">// superclass of JPPFClient</text:span></text:p>
      <text:p text:style-name="Code_20_block"><text:s text:c="2"/>public abstract class AbstractGenericClient extends AbstractJPPFClient <text:s/>{</text:p>
      <text:p text:style-name="Code_20_block"><text:s text:c="4"/><text:span text:style-name="T6">//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8187890"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6">// Get all the client connections handled by this JPPFClient</text:span></text:p>
      <text:p text:style-name="Code_20_block"><text:s text:c="2"/>public List&lt;JPPFClientConnection&gt; getAllConnections()</text:p>
      <text:p text:style-name="Code_20_block"><text:s text:c="2"/><text:span text:style-name="T6">// Get the names of all the client connections handled by this JPPFClient</text:span></text:p>
      <text:p text:style-name="Code_20_block"><text:s text:c="2"/>public List&lt;String&gt; getAllConnectionNames()</text:p>
      <text:p text:style-name="Code_20_block"><text:s text:c="2"/><text:span text:style-name="T6">// Get a connection given its name</text:span></text:p>
      <text:p text:style-name="Code_20_block"><text:s text:c="2"/>public JPPFClientConnection getClientConnection(String name)</text:p>
      <text:list xml:id="list28193292" text:continue-numbering="true" text:style-name="Outline">
        <text:list-item>
          <text:list>
            <text:list-item>
              <text:list>
                <text:list-item>
                  <text:h text:style-name="Heading_20_3" text:outline-level="3"><text:bookmark-start text:name="__RefHeading__32325689"/>Receiving notifications for new <text:span text:style-name="T26">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Code_20_block"><text:s text:c="2"/><text:span text:style-name="T6">// Initialize with the specified listeners and a generated uuid</text:span></text:p>
      <text:p text:style-name="Code_20_block"><text:s text:c="2"/>public JPPFClient(ClientListener...listeners)</text:p>
      <text:p text:style-name="Code_20_block"><text:s text:c="2"/><text:span text:style-name="T6">//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6">// register a listener with this client</text:span></text:p>
      <text:p text:style-name="Code_20_block"><text:s text:c="2"/>public void addClientListener(ClientListener listener)</text:p>
      <text:p text:style-name="Code_20_block"><text:s text:c="2"/><text:span text:style-name="T6">// remove a listener from the registered listeners</text:span></text:p>
      <text:p text:style-name="Code_20_block"><text:s text:c="2"/>public synchronized void removeClientListener(ClientListener listener)</text:p>
      <text:p text:style-name="Standard"/>
      <text:p text:style-name="Standard"/>
      <text:p text:style-name="P18">Here is a sample <text:span text:style-name="Code_20_char">ClientListener</text:span> implementation:</text:p>
      <text:p text:style-name="Standard"/>
      <text:p text:style-name="P13"><text:s text:c="2"/>public class MyClientListener implements <text:span text:style-name="T3">ClientListener </text:span>{</text:p>
      <text:p text:style-name="Code_20_block"><text:s text:c="4"/><text:span text:style-name="T25">@Override</text:span></text:p>
      <text:p text:style-name="Code_20_block"><text:s text:c="4"/>public void newConnection(<text:span text:style-name="T3">ClientEvent</text:span> event) {</text:p>
      <text:p text:style-name="Code_20_block"><text:s text:c="6"/><text:span text:style-name="T6">//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P13"><text:s text:c="4"/><text:span text:style-name="T25">@Override</text:span></text:p>
      <text:p text:style-name="P13"><text:s text:c="4"/>public void <text:span text:style-name="T25">c</text:span>onnection<text:span text:style-name="T25">Failed</text:span>(<text:span text:style-name="T3">ClientEvent</text:span> event) {</text:p>
      <text:p text:style-name="P13"><text:s text:c="6"/>JPPFClientConnection connection = event.getConnection();</text:p>
      <text:p text:style-name="P13"><text:s text:c="6"/>System.out.println("<text:span text:style-name="T25">C</text:span>onnection " + connection.getName() <text:span text:style-name="T25">+ " has failed"</text:span>);</text:p>
      <text:p text:style-name="P13"><text:s text:c="4"/>}</text:p>
      <text:p text:style-name="P13"><text:s text:c="2"/>}</text:p>
      <text:p text:style-name="Code_20_block"><text:s text:c="2"/></text:p>
      <text:p text:style-name="Code_20_block"><text:s text:c="2"/>ClientListener <text:s/>myClientListener = <text:s/>new MyClientListener();</text:p>
      <text:p text:style-name="Code_20_block"><text:s text:c="2"/><text:span text:style-name="T6">// initialize the client and register the listener</text:span></text:p>
      <text:p text:style-name="Code_20_block"><text:s text:c="2"/>JPPFClient jppfClient = <text:span text:style-name="T3">new JPPFClient(myClientListener)</text:span>;</text:p>
      <text:list xml:id="list28181249"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6">// Get the status of this connection</text:span></text:p>
      <text:p text:style-name="Code_20_block"><text:s text:c="4"/>JPPFClientConnectionStatus getStatus();</text:p>
      <text:p text:style-name="Code_20_block"><text:s text:c="4"/><text:span text:style-name="T6">// Set the status of this connection</text:span></text:p>
      <text:p text:style-name="Code_20_block"><text:s text:c="4"/>void setStatus(JPPFClientConnectionStatus status);</text:p>
      <text:p text:style-name="Code_20_block"><text:s text:c="4"/><text:span text:style-name="T6">// Register a connection status listener with this connection</text:span></text:p>
      <text:p text:style-name="Code_20_block"><text:s text:c="4"/>void addClientConnectionStatusListener(ClientConnectionStatusListener listener);</text:p>
      <text:p text:style-name="Code_20_block"><text:s text:c="4"/><text:span text:style-name="T6">//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28">@Override</text:span></text:p>
      <text:p text:style-name="Code_20_block"><text:s text:c="4"/><text:span text:style-name="T3">public void statusChanged(ClientConnectionStatusEvent event) </text:span>{</text:p>
      <text:p text:style-name="Code_20_block"><text:s text:c="6"/><text:span text:style-name="T6">//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6">//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
      <text:p text:style-name="P20">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14"><text:s text:c="2"/><text:span text:style-name="T27">final MyStatusListener myListener = new MyStatusListener();</text:span></text:p>
      <text:p text:style-name="Code_20_block"><text:s text:c="2"/></text:p>
      <text:p text:style-name="Code_20_block"><text:s text:c="2"/>public MyClientListener implements <text:span text:style-name="T3">ClientListener </text:span>{</text:p>
      <text:p text:style-name="P13"><text:s text:c="4"/><text:span text:style-name="T25">@Override</text:span></text:p>
      <text:p text:style-name="P13"><text:s text:c="4"/>public void newConnection(<text:span text:style-name="T3">ClientEvent</text:span> event) {</text:p>
      <text:p text:style-name="Code_20_block"><text:s text:c="6"/><text:span text:style-name="T6">//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6">// register to receive status event</text:span><text:span text:style-name="T8">s</text:span><text:span text:style-name="T6"> on the new connection</text:span></text:p>
      <text:p text:style-name="Code_20_block"><text:s text:c="6"/>connection.addClientConnectionStatusListener(new MyStatusListener());</text:p>
      <text:p text:style-name="Code_20_block"><text:s text:c="4"/>}</text:p>
      <text:p text:style-name="P13"><text:s text:c="2"/></text:p>
      <text:p text:style-name="P13"><text:s text:c="4"/><text:span text:style-name="T25">@Override</text:span></text:p>
      <text:p text:style-name="P13"><text:s text:c="4"/>public void <text:span text:style-name="T25">c</text:span>onnection<text:span text:style-name="T25">Failed</text:span>(<text:span text:style-name="T3">ClientEvent</text:span> event) {</text:p>
      <text:p text:style-name="P13"><text:s text:c="6"/>JPPFClientConnection connection = event.getConnection();</text:p>
      <text:p text:style-name="P13"><text:s text:c="6"/>System.out.println("<text:span text:style-name="T25">C</text:span>onnection " + connection.getName() <text:span text:style-name="T25">+ " has failed"</text:span>);</text:p>
      <text:p text:style-name="P14"><text:span text:style-name="T27"><text:s text:c="6"/></text:span><text:span text:style-name="T7">// </text:span><text:span text:style-name="T8">remove the status listener reference</text:span></text:p>
      <text:p text:style-name="P15"><text:s text:c="6"/>connection.removeClientConnectionStatusListener(myListener);</text:p>
      <text:p text:style-name="P14"><text:s text:c="4"/>}</text:p>
      <text:p text:style-name="P13"><text:s text:c="2"/>}</text:p>
      <text:list xml:id="list2818356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6">// Determine whether local execution is enabled on this client</text:span></text:p>
      <text:p text:style-name="Code_20_block"><text:s text:c="2"/>public boolean isLocalExecutionEnabled()</text:p>
      <text:p text:style-name="Code_20_block"><text:s text:c="2"/></text:p>
      <text:p text:style-name="Code_20_block"><text:s text:c="2"/><text:span text:style-name="T6">// Specify whether local execution is enabled on this client</text:span></text:p>
      <text:p text:style-name="Code_20_block"><text:s text:c="2"/>public void setLocalExecutionEnabled(boolean localExecutionEnabled)</text:p>
      <text:p text:style-name="Standard"/>
      <text:p text:style-name="P8">Turning local execution on or off will affect the next job to be executed, but not any that is currently executing.</text:p>
      <text:p text:style-name="P8"/>
      <text:list xml:id="list28194604" text:continue-numbering="true" text:style-name="Outline">
        <text:list-item>
          <text:list>
            <text:list-item>
              <text:h text:style-name="P35" text:outline-level="2">The ClientWithFailover wrapper class</text:h>
            </text:list-item>
          </text:list>
        </text:list-item>
      </text:list>
      <text:p text:style-name="P3"><text:span text:style-name="T30">The class </text:span><text:a xlink:type="simple" xlink:href="http://www.jppf.org/api/index.html?org/jppf/client/utils/ClientWithFailover.html"><text:span text:style-name="T30">ClientWithFailover</text:span></text:a><text:span text:style-name="T30">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28"/>
      <text:p text:style-name="P3"><text:span text:style-name="T30">This class provides an API that is very similar to that of </text:span><text:a xlink:type="simple" xlink:href="http://www.jppf.org/api/index.html?org/jppf/client/JPPFClient.html"><text:span text:style-name="T30">JPPFClient</text:span></text:a><text:span text:style-name="T30">:</text:span></text:p>
      <text:p text:style-name="P28"/>
      <text:p text:style-name="P37">public class ClientWithFailover implements ClientListener, ClientConnectionStatusListener {</text:p>
      <text:p text:style-name="P16"><text:span text:style-name="T30"><text:s text:c="2"/></text:span><text:span text:style-name="T9">// Initialize this client wrapper with the specified array of listeners</text:span></text:p>
      <text:p text:style-name="P37"><text:s text:c="2"/>public ClientWithFailover(final ClientListener...listeners)</text:p>
      <text:p text:style-name="P37"/>
      <text:p text:style-name="P16"><text:span text:style-name="T30"><text:s text:c="2"/></text:span><text:span text:style-name="T9">// Initialize this client wrapper with the specified uuid and array of listeners</text:span></text:p>
      <text:p text:style-name="P37"><text:s text:c="2"/>public ClientWithFailover(final String uuid, final ClientListener...listeners)</text:p>
      <text:p text:style-name="P37"/>
      <text:p text:style-name="P16"><text:span text:style-name="T30"><text:s text:c="2"/></text:span><text:span text:style-name="T9">// Submit the specified job</text:span></text:p>
      <text:p text:style-name="P37"><text:s text:c="2"/>public List&lt;JPPFTask&gt; submit(final JPPFJob job) throws Exception</text:p>
      <text:p text:style-name="P37"/>
      <text:p text:style-name="P16"><text:span text:style-name="T30"><text:s text:c="2"/></text:span><text:span text:style-name="T9">// Cancel the job with the specified uuid</text:span></text:p>
      <text:p text:style-name="P37"><text:s text:c="2"/>public boolean cancelJob(final String uuid) throws Exception</text:p>
      <text:p text:style-name="P37"/>
      <text:p text:style-name="P16"><text:span text:style-name="T30"><text:s text:c="2"/></text:span><text:span text:style-name="T9">// Close the underlying client and free its resources</text:span></text:p>
      <text:p text:style-name="P37"><text:s text:c="2"/>public void <text:s/>close()</text:p>
      <text:p text:style-name="P37"/>
      <text:p text:style-name="P16"><text:span text:style-name="T30"><text:s text:c="2"/></text:span><text:span text:style-name="T9">// Get the JPPF client to which requests are delegated</text:span></text:p>
      <text:p text:style-name="P37"><text:s text:c="2"/>public JPPFClient getClient()</text:p>
      <text:p text:style-name="P37">}</text:p>
      <text:p text:style-name="P28"/>
      <text:p text:style-name="P29">As you can see, the usage for this class is semantically identical to that of JPPFClient.</text:p>
      <text:p text:style-name="P29"/>
      <text:p text:style-name="P3"><text:span text:style-name="T4">Here is an example setup</text:span><text:span text:style-name="T31">:</text:span></text:p>
      <text:p text:style-name="P29"/>
      <text:p text:style-name="P29">In the client configuration we define the following driver connections:</text:p>
      <text:p text:style-name="P29"/>
      <text:p text:style-name="P38">jppf.drivers = driver-1 driver-2</text:p>
      <text:p text:style-name="P38"/>
      <text:p text:style-name="P38">driver-1.jppf.server.host = www.host-1.com</text:p>
      <text:p text:style-name="P16"><text:span text:style-name="T31">driver-1.priority = </text:span><text:span text:style-name="T29">1</text:span><text:span text:style-name="T31">0</text:span></text:p>
      <text:p text:style-name="P38"/>
      <text:p text:style-name="P16"><text:span text:style-name="T31">driver-</text:span><text:span text:style-name="T29">2</text:span><text:span text:style-name="T31">.jppf.server.host = www.host-2.com</text:span></text:p>
      <text:p text:style-name="P16"><text:span text:style-name="T31">driver-</text:span><text:span text:style-name="T29">2</text:span><text:span text:style-name="T31">.priority = 20</text:span></text:p>
      <text:p text:style-name="P29"/>
      <text:p text:style-name="P30">Note that we define driver-2 with a higher priority than driver-1: we want the client to submit jobs primarily to driver-2, and failover to driver-1 if the connection to driver-2 fails. For this to happen, we use the following code:</text:p>
      <text:p text:style-name="P30"/>
      <text:p text:style-name="P39">ClientWithFailover client = new ClientWithFailover();</text:p>
      <text:p text:style-name="P39">JPPFJob job = …;</text:p>
      <text:p text:style-name="P39">List&lt;JPPFTask&gt; results = client.submit(job);</text:p>
      <text:p text:style-name="P30"/>
      <text:p text:style-name="P30">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0"/>
      <text:p text:style-name="P30">This feature is not limited to two driver connections: you can have multiple connections with the same priority, as well as a hierarchy of nested connection priorities withotu any size constraint.</text:p>
      <text:list xml:id="list28177727" text:continue-numbering="true" text:style-name="Outline">
        <text:list-item>
          <text:list>
            <text:list-item>
              <text:h text:style-name="P36"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6">// submit a single task</text:span></text:p>
      <text:p text:style-name="Code_20_block"><text:s text:c="4"/>Runnable myTask = new MyRunnable(0);</text:p>
      <text:p text:style-name="Code_20_block"><text:s text:c="4"/>Future&lt;?&gt; future = executor.submit(myTask);</text:p>
      <text:p text:style-name="Code_20_block"><text:s text:c="4"/><text:span text:style-name="T6">// wait for the results</text:span></text:p>
      <text:p text:style-name="Code_20_block"><text:s text:c="4"/>future.get();</text:p>
      <text:p text:style-name="Code_20_block"><text:s text:c="4"/><text:span text:style-name="T6">// process the results</text:span></text:p>
      <text:p text:style-name="Code_20_block"><text:s text:c="4"/>...</text:p>
      <text:p text:style-name="Code_20_block"><text:s text:c="2"/></text:p>
      <text:p text:style-name="Code_20_block"><text:s text:c="4"/><text:span text:style-name="T6">//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6">// wait for the results</text:span></text:p>
      <text:p text:style-name="Code_20_block"><text:s text:c="4"/>for (Future&lt;?&gt; future: futureList) future.get();</text:p>
      <text:p text:style-name="Code_20_block"><text:s text:c="4"/><text:span text:style-name="T6">// process the results for the list of tasks</text:span></text:p>
      <text:p text:style-name="Code_20_block"><text:s text:c="4"/>...</text:p>
      <text:p text:style-name="Code_20_block"><text:s text:c="2"/>} finally {</text:p>
      <text:p text:style-name="Code_20_block"><text:s text:c="4"/><text:span text:style-name="T6">//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6">//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8182048" text:continue-numbering="true" text:style-name="Outline">
        <text:list-item>
          <text:list>
            <text:list-item>
              <text:list>
                <text:list-item>
                  <text:h text:style-name="P32"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6">//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6">//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6"/>
      <text:p text:style-name="P1"><text:span text:style-name="T3">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6">//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6">// we submit 5 tasks</text:span></text:p>
      <text:p text:style-name="Code_20_block"><text:s text:c="2"/>for (int i=0; i&lt;5; i++) futures.add(executor.submit(new MyTask(i)));</text:p>
      <text:p text:style-name="Code_20_block"><text:s text:c="2"/><text:span text:style-name="T6">// we wait 1.5 second, during that time a job with 5 tasks will be submitted</text:span></text:p>
      <text:p text:style-name="Code_20_block"><text:s text:c="2"/>Thread.sleep(1500L);</text:p>
      <text:p text:style-name="Code_20_block"><text:s text:c="2"/><text:span text:style-name="T6">// we submit 6 more tasks, they will be sent in a different job</text:span></text:p>
      <text:p text:style-name="Code_20_block"><text:s text:c="2"/>for (int i=5; i&lt;11; i++) futures.add(executor.submit(new MyTask(i)));</text:p>
      <text:p text:style-name="Code_20_block"><text:s text:c="2"/><text:span text:style-name="T6">//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6">// we submit 3 tasks</text:span></text:p>
      <text:p text:style-name="Code_20_block"><text:s text:c="2"/>for (int i=0; i&lt;3; i++) futures.add(executor.submit(new MyTask(i)));</text:p>
      <text:p text:style-name="Code_20_block"><text:s text:c="2"/><text:span text:style-name="T6">// we wait 1.5 second, during that time a job with 3 tasks will be submitted,</text:span></text:p>
      <text:p text:style-name="Code_20_block"><text:s text:c="2"/><text:span text:style-name="T6">// even though the batch size is set to 5</text:span></text:p>
      <text:p text:style-name="Code_20_block"><text:s text:c="2"/>Thread.sleep(1500L);</text:p>
      <text:p text:style-name="Code_20_block"><text:s text:c="2"/>for (Future&lt;?&gt; f: futures) f.get();</text:p>
      <text:p text:style-name="P1"/>
      <text:p text:style-name="P1"/>
      <text:list xml:id="list28186096" text:continue-numbering="true" text:style-name="Outline">
        <text:list-item>
          <text:list>
            <text:list-item>
              <text:list>
                <text:list-item>
                  <text:h text:style-name="P32"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Code_20_block"><text:s text:c="2"/><text:span text:style-name="T6">//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6">//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Code_20_block"><text:s text:c="2"/><text:span text:style-name="T6">//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6">// Get the configuration to use for the tasks submitted by the executor service</text:span></text:p>
      <text:p text:style-name="Code_20_block"><text:s text:c="2"/>TaskConfiguration getTaskConfiguration();</text:p>
      <text:list xml:id="list2817744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6">// Get the service level agreement between the jobs and the server</text:span></text:p>
      <text:p text:style-name="Code_20_block"><text:s text:c="4"/>JobSLA getSLA();</text:p>
      <text:p text:style-name="Code_20_block"><text:s text:c="2"/></text:p>
      <text:p text:style-name="Code_20_block"><text:s text:c="4"/><text:span text:style-name="T6">// Get the service level agreement between the jobs and the client</text:span></text:p>
      <text:p text:style-name="Code_20_block"><text:s text:c="4"/>JobClientSLA getClientSLA();</text:p>
      <text:p text:style-name="Code_20_block"><text:s text:c="2"/></text:p>
      <text:p text:style-name="Code_20_block"><text:s text:c="4"/><text:span text:style-name="T6">// Get the user-defined metadata associated with the jobs</text:span></text:p>
      <text:p text:style-name="Code_20_block"><text:s text:c="4"/>JobMetadata getMetadata();</text:p>
      <text:p text:style-name="Code_20_block"><text:s text:c="2"/></text:p>
      <text:p text:style-name="Code_20_block"><text:s text:c="4"/><text:span text:style-name="T6">// Get/set the persistence manager that enables saving and restoring</text:span></text:p>
      <text:p text:style-name="P10"><text:s text:c="4"/>// the state of the jobs</text:p>
      <text:p text:style-name="Code_20_block"><text:s text:c="4"/>&lt;T&gt; JobPersistence&lt;T&gt; getPersistenceManager();</text:p>
      <text:p text:style-name="Code_20_block"><text:s text:c="4"/>&lt;T&gt; void setPersistenceManager(final JobPersistence&lt;T&gt; persistenceManager);</text:p>
      <text:p text:style-name="Code_20_block"><text:s text:c="2"/></text:p>
      <text:p text:style-name="Code_20_block"><text:s text:c="4"/><text:span text:style-name="T6">// Get/set the job's data provider</text:span></text:p>
      <text:p text:style-name="Code_20_block"><text:s text:c="4"/>DataProvider getDataProvider();</text:p>
      <text:p text:style-name="Code_20_block"><text:s text:c="4"/>void setDataProvider(DataProvider dataProvider);</text:p>
      <text:p text:style-name="Code_20_block"><text:s text:c="2"/></text:p>
      <text:p text:style-name="Code_20_block"><text:s text:c="4"/><text:span text:style-name="T6">//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6">// get the executor ocnfiguration</text:span></text:p>
      <text:p text:style-name="Code_20_block"><text:s text:c="2"/>ExecutorServiceConfiguration config = executor.getConfiguration();</text:p>
      <text:p text:style-name="Code_20_block"><text:s text:c="2"/><text:span text:style-name="T6">// get the job configuration</text:span></text:p>
      <text:p text:style-name="Code_20_block"><text:s text:c="2"/>JobConfiguration jobConfig = config.getJobConfiguration();</text:p>
      <text:p text:style-name="Code_20_block"><text:s text:c="2"/><text:span text:style-name="T6">// set all jobs to expire after 5 seconds</text:span></text:p>
      <text:p text:style-name="Code_20_block"><text:s text:c="2"/>jobConfig.getSLA().setJobExpirationSchedule(new JPPFSchedule(5000L));</text:p>
      <text:list xml:id="list28176864"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extend <text:a xlink:type="simple" xlink:href="http://www.jppf.org/api/index.html?org/jppf/server/protocol/JPPFTask.html">JPPFTask</text:a>. It is defined as follows:</text:p>
      <text:p text:style-name="P1"/>
      <text:p text:style-name="Code_20_block">public interface TaskConfiguration {</text:p>
      <text:p text:style-name="Code_20_block"><text:s text:c="2"/><text:span text:style-name="T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server/protocol/JPPFTask.html#onCancel()">JPPFTask.onCancel()</text:a> and <text:a xlink:type="simple" xlink:href="http://www.jppf.org/api/org/jppf/server/protocol/JPPFTask.html#onTimeout()">JPPFTask.onTimeout()</text:a>. This is done by providing a subclass of <text:a xlink:type="simple" xlink:href="http://www.jppf.org/api/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6">//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6">// get the executor configuration</text:span></text:p>
      <text:p text:style-name="Code_20_block"><text:s text:c="2"/>ExecutorServiceConfiguration config = executor.getConfiguration();</text:p>
      <text:p text:style-name="Code_20_block"><text:s text:c="2"/><text:span text:style-name="T6">// get the task configuration</text:span></text:p>
      <text:p text:style-name="Code_20_block"><text:s text:c="2"/>TaskConfiguration taskConfig = config.getTaskConfiguration();</text:p>
      <text:p text:style-name="Code_20_block"><text:s text:c="2"/><text:span text:style-name="T6">// set the task to timeout after 5 seconds</text:span></text:p>
      <text:p text:style-name="Code_20_block"><text:s text:c="2"/>taskConfig.setTimeoutSchedule(new JPPFSchedule(5000L));</text:p>
      <text:p text:style-name="Code_20_block"><text:s text:c="2"/><text:span text:style-name="T6">// set the onTimeout() callback</text:span></text:p>
      <text:p text:style-name="Code_20_block"><text:s text:c="2"/>taskConfig.setOnTimeoutCallback(new MyTaskCallback());</text:p>
      <text:p text:style-name="Code_20_block"><text:s text:c="2"/><text:span text:style-name="T6">//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list xml:id="list2819177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text:s text:c="2"/>JPPFExecutorService executor = ...;</text:p>
      <text:p text:style-name="Code_20_block"><text:s text:c="2"/><text:span text:style-name="T3">JPPFCompletionService&lt;String&gt; completion service =</text:span></text:p>
      <text:p text:style-name="P12"><text:s text:c="4"/>new JPPFCompletionService&lt;String&gt;(executor);</text:p>
      <text:p text:style-name="Code_20_block"><text:s text:c="2"/>MyCallable&lt;String&gt; task = new MyCallable&lt;String&gt;();</text:p>
      <text:p text:style-name="Code_20_block"><text:s text:c="2"/>Future&lt;String&gt; future = <text:span text:style-name="T3">completionService.submit(task)</text:span>;</text:p>
      <text:p text:style-name="Code_20_block"><text:s text:c="2"/></text:p>
      <text:p text:style-name="Code_20_block"><text:s text:c="2"/><text:span text:style-name="T6">// ... later on ...</text:span></text:p>
      <text:p text:style-name="Code_20_block"><text:s text:c="2"/><text:span text:style-name="T6">// block until a result is available</text:span></text:p>
      <text:p text:style-name="Code_20_block"><text:s text:c="2"/>future = <text:span text:style-name="T3">completionService.take()</text:span>;</text:p>
      <text:p text:style-name="Code_20_block"><text:s text:c="2"/>String result = future.get();</text:p>
      <text:list xml:id="list28192203" text:continue-numbering="true" text:style-name="Outline">
        <text:list-item>
          <text:list>
            <text:list-item>
              <text:h text:style-name="Heading_20_2" text:outline-level="2"><text:soft-page-break/>The JPPF configuration API</text:h>
            </text:list-item>
          </text:list>
        </text:list-item>
      </text:list>
      <text:p text:style-name="P4">The JPPF configuration properties are accessible at runtime, via a static method call:</text:p>
      <text:p text:style-name="P4"><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6">// constructors</text:span></text:p>
      <text:p text:style-name="Code_20_block"><text:s text:c="4"/>public TypedProperties()</text:p>
      <text:p text:style-name="Code_20_block"><text:s text:c="4"/><text:span text:style-name="T6">// initialize with existing key/value pairs from a map</text:span></text:p>
      <text:p text:style-name="Code_20_block"><text:s text:c="4"/>public TypedProperties(Map&lt;Object, Object&gt; map)</text:p>
      <text:p text:style-name="Code_20_block"><text:s text:c="4"/><text:span text:style-name="T6">//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6">// int properties</text:span></text:p>
      <text:p text:style-name="Code_20_block"><text:s text:c="4"/>public int getInt(String key)</text:p>
      <text:p text:style-name="Code_20_block"><text:s text:c="4"/>public int getInt(String key, int defValue)</text:p>
      <text:p text:style-name="Code_20_block"><text:s text:c="4"/><text:span text:style-name="T6">// long properties</text:span></text:p>
      <text:p text:style-name="Code_20_block"><text:s text:c="4"/>public long getLong(String key)</text:p>
      <text:p text:style-name="Code_20_block"><text:s text:c="4"/>public long getLong(String key, long defValue)</text:p>
      <text:p text:style-name="Code_20_block"><text:s text:c="4"/><text:span text:style-name="T6">// float properties</text:span></text:p>
      <text:p text:style-name="Code_20_block"><text:s text:c="4"/>public float getFloat(String key)</text:p>
      <text:p text:style-name="Code_20_block"><text:s text:c="4"/>public float getFloat(String key, float defValue)</text:p>
      <text:p text:style-name="Code_20_block"><text:s text:c="4"/><text:span text:style-name="T6">//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6">//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6">//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6">// get the configuration</text:span></text:p>
      <text:p text:style-name="Code_20_block"><text:s text:c="2"/>TypedProperties props = JPPFConfiguration.getProperties();</text:p>
      <text:p text:style-name="Code_20_block"><text:s text:c="2"/><text:span text:style-name="T6">//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6">//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23M41S</meta:editing-duration>
    <meta:editing-cycles>419</meta:editing-cycles>
    <meta:generator>LibreOffice/4.0.4.2$Windows_x86 LibreOffice_project/9e9821abd0ffdbc09cd8c52eaa574fa09eb08f2</meta:generator>
    <meta:creation-date>2009-09-06T09:03:36.19</meta:creation-date>
    <dc:date>2013-08-19T08:04:50.90</dc:date>
    <meta:document-statistic meta:table-count="0" meta:image-count="0" meta:object-count="0" meta:page-count="36" meta:paragraph-count="1511" meta:word-count="14260" meta:character-count="97525" meta:non-whitespace-character-count="8084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